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b3daf" officeooo:paragraph-rsid="01db3daf"/>
    </style:style>
    <style:style style:name="P21" style:family="paragraph" style:parent-style-name="Text_20_body">
      <style:text-properties officeooo:rsid="01dcfab3" officeooo:paragraph-rsid="01dcfab3"/>
    </style:style>
    <style:style style:name="P22" style:family="paragraph" style:parent-style-name="Text_20_body">
      <style:text-properties officeooo:rsid="01df647b" officeooo:paragraph-rsid="01df647b"/>
    </style:style>
    <style:style style:name="P23" style:family="paragraph" style:parent-style-name="Text_20_body">
      <style:text-properties officeooo:rsid="01f73faf" officeooo:paragraph-rsid="01f73faf"/>
    </style:style>
    <style:style style:name="P24" style:family="paragraph" style:parent-style-name="Text_20_body">
      <style:text-properties officeooo:rsid="01fc038d" officeooo:paragraph-rsid="01fc038d"/>
    </style:style>
    <style:style style:name="P25" style:family="paragraph" style:parent-style-name="Text_20_body">
      <style:text-properties officeooo:rsid="0203c08d" officeooo:paragraph-rsid="0203c08d"/>
    </style:style>
    <style:style style:name="P26" style:family="paragraph" style:parent-style-name="Text_20_body">
      <style:text-properties officeooo:rsid="020558b8" officeooo:paragraph-rsid="020558b8"/>
    </style:style>
    <style:style style:name="P27" style:family="paragraph" style:parent-style-name="Text_20_body">
      <style:text-properties officeooo:rsid="020558b8" officeooo:paragraph-rsid="0244e3e6"/>
    </style:style>
    <style:style style:name="P28" style:family="paragraph" style:parent-style-name="Text_20_body">
      <style:text-properties officeooo:rsid="01d40b70" officeooo:paragraph-rsid="01d9416a"/>
    </style:style>
    <style:style style:name="P29" style:family="paragraph" style:parent-style-name="Text_20_body">
      <style:text-properties officeooo:rsid="01f910e2" officeooo:paragraph-rsid="01f73faf"/>
    </style:style>
    <style:style style:name="P30" style:family="paragraph" style:parent-style-name="Text_20_body">
      <style:text-properties officeooo:rsid="01ef1635" officeooo:paragraph-rsid="01ef1635"/>
    </style:style>
    <style:style style:name="P31" style:family="paragraph" style:parent-style-name="Text_20_body">
      <style:text-properties officeooo:paragraph-rsid="02182270"/>
    </style:style>
    <style:style style:name="P32" style:family="paragraph" style:parent-style-name="Text_20_body">
      <style:text-properties officeooo:rsid="0116fb27" officeooo:paragraph-rsid="012a7f4e"/>
    </style:style>
    <style:style style:name="P33" style:family="paragraph" style:parent-style-name="Text_20_body">
      <style:text-properties officeooo:rsid="016fd474" officeooo:paragraph-rsid="02283f18"/>
    </style:style>
    <style:style style:name="P34" style:family="paragraph" style:parent-style-name="Text_20_body">
      <style:text-properties officeooo:rsid="017aee4b" officeooo:paragraph-rsid="01bf9635"/>
    </style:style>
    <style:style style:name="P35" style:family="paragraph" style:parent-style-name="Text_20_body">
      <style:text-properties officeooo:rsid="005e1fed" officeooo:paragraph-rsid="0233efb4"/>
    </style:style>
    <style:style style:name="P36" style:family="paragraph" style:parent-style-name="Text_20_body">
      <style:text-properties officeooo:paragraph-rsid="02474bc2"/>
    </style:style>
    <style:style style:name="P37" style:family="paragraph" style:parent-style-name="Text_20_body">
      <style:text-properties officeooo:rsid="00f009ec" officeooo:paragraph-rsid="0233efb4"/>
    </style:style>
    <style:style style:name="P38" style:family="paragraph" style:parent-style-name="Text_20_body">
      <style:text-properties officeooo:paragraph-rsid="024f4f10"/>
    </style:style>
    <style:style style:name="P39" style:family="paragraph" style:parent-style-name="Text_20_body">
      <style:text-properties officeooo:paragraph-rsid="02532db5"/>
    </style:style>
    <style:style style:name="P40" style:family="paragraph" style:parent-style-name="Text_20_body">
      <style:text-properties officeooo:rsid="01efd876" officeooo:paragraph-rsid="025509cf"/>
    </style:style>
    <style:style style:name="P41" style:family="paragraph" style:parent-style-name="Text_20_body">
      <style:text-properties officeooo:rsid="01c99463" officeooo:paragraph-rsid="02532db5"/>
    </style:style>
    <style:style style:name="P42" style:family="paragraph" style:parent-style-name="Text_20_body">
      <style:text-properties officeooo:paragraph-rsid="0233efb4"/>
    </style:style>
    <style:style style:name="P43" style:family="paragraph" style:parent-style-name="Text_20_body">
      <style:text-properties officeooo:paragraph-rsid="0278076b"/>
    </style:style>
    <style:style style:name="P44" style:family="paragraph" style:parent-style-name="Text_20_body">
      <style:text-properties officeooo:paragraph-rsid="02785405"/>
    </style:style>
    <style:style style:name="P45" style:family="paragraph" style:parent-style-name="Text_20_body">
      <style:text-properties officeooo:rsid="00eb9c52" officeooo:paragraph-rsid="02a29266"/>
    </style:style>
    <style:style style:name="P46" style:family="paragraph" style:parent-style-name="Text_20_body">
      <style:text-properties officeooo:rsid="02a29266" officeooo:paragraph-rsid="02a29266"/>
    </style:style>
    <style:style style:name="P47" style:family="paragraph" style:parent-style-name="Text_20_body">
      <style:text-properties officeooo:rsid="0123b087" officeooo:paragraph-rsid="027dab1d"/>
    </style:style>
    <style:style style:name="P48" style:family="paragraph" style:parent-style-name="Text_20_body">
      <style:text-properties officeooo:rsid="02b2b6ac" officeooo:paragraph-rsid="02b69aee"/>
    </style:style>
    <style:style style:name="P49" style:family="paragraph" style:parent-style-name="Text_20_body">
      <style:text-properties officeooo:rsid="02b431a0" officeooo:paragraph-rsid="02b69aee"/>
    </style:style>
    <style:style style:name="P50" style:family="paragraph" style:parent-style-name="Text_20_body">
      <style:text-properties officeooo:rsid="026cdb5b" officeooo:paragraph-rsid="02b18e6f"/>
    </style:style>
    <style:style style:name="P51" style:family="paragraph" style:parent-style-name="Text_20_body">
      <style:text-properties officeooo:rsid="028a5e9c" officeooo:paragraph-rsid="02b69aee"/>
    </style:style>
    <style:style style:name="P52" style:family="paragraph" style:parent-style-name="Text_20_body">
      <style:text-properties officeooo:rsid="02bc9505" officeooo:paragraph-rsid="02bc9505"/>
    </style:style>
    <style:style style:name="P53" style:family="paragraph" style:parent-style-name="Text_20_body">
      <style:text-properties officeooo:rsid="02bf955c" officeooo:paragraph-rsid="02bf955c"/>
    </style:style>
    <style:style style:name="P54" style:family="paragraph" style:parent-style-name="Text_20_body">
      <style:text-properties officeooo:rsid="02c11720" officeooo:paragraph-rsid="02c11720"/>
    </style:style>
    <style:style style:name="P55"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56"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57"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58"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59"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60"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61" style:family="paragraph" style:parent-style-name="Table_20_Heading">
      <style:text-properties officeooo:paragraph-rsid="00174f00"/>
    </style:style>
    <style:style style:name="P62" style:family="paragraph" style:parent-style-name="Table_20_Heading_20_2">
      <style:text-properties officeooo:paragraph-rsid="00174f00"/>
    </style:style>
    <style:style style:name="P63" style:family="paragraph" style:parent-style-name="Footnote">
      <style:text-properties officeooo:rsid="00b8017c" officeooo:paragraph-rsid="00b8017c"/>
    </style:style>
    <style:style style:name="P64" style:family="paragraph" style:parent-style-name="Footnote">
      <style:text-properties officeooo:rsid="002d30f7"/>
    </style:style>
    <style:style style:name="P65" style:family="paragraph" style:parent-style-name="Footnote">
      <style:text-properties officeooo:paragraph-rsid="01628787"/>
    </style:style>
    <style:style style:name="P66" style:family="paragraph" style:parent-style-name="Footnote">
      <style:text-properties officeooo:rsid="017d5ae7"/>
    </style:style>
    <style:style style:name="P67" style:family="paragraph" style:parent-style-name="Footnote">
      <style:text-properties officeooo:rsid="01a7af72" officeooo:paragraph-rsid="01a7af72"/>
    </style:style>
    <style:style style:name="P68" style:family="paragraph" style:parent-style-name="Footnote">
      <style:text-properties officeooo:rsid="01dd37f4" officeooo:paragraph-rsid="01dd37f4"/>
    </style:style>
    <style:style style:name="P69" style:family="paragraph" style:parent-style-name="Footnote">
      <style:text-properties officeooo:rsid="01e2b8d4" officeooo:paragraph-rsid="01e2b8d4"/>
    </style:style>
    <style:style style:name="P70" style:family="paragraph" style:parent-style-name="Footnote">
      <style:text-properties officeooo:rsid="01f2940e" officeooo:paragraph-rsid="01f2940e"/>
    </style:style>
    <style:style style:name="P71" style:family="paragraph" style:parent-style-name="Footnote">
      <style:text-properties officeooo:rsid="01f910e2" officeooo:paragraph-rsid="01f910e2"/>
    </style:style>
    <style:style style:name="P72" style:family="paragraph" style:parent-style-name="Footnote">
      <style:text-properties officeooo:rsid="01fb0f80" officeooo:paragraph-rsid="01fb0f80"/>
    </style:style>
    <style:style style:name="P73" style:family="paragraph" style:parent-style-name="Footnote">
      <style:text-properties officeooo:rsid="0203c08d" officeooo:paragraph-rsid="0203c08d"/>
    </style:style>
    <style:style style:name="P74" style:family="paragraph" style:parent-style-name="Footnote">
      <style:text-properties officeooo:rsid="020538d2" officeooo:paragraph-rsid="020538d2"/>
    </style:style>
    <style:style style:name="P75" style:family="paragraph" style:parent-style-name="Footnote">
      <style:text-properties officeooo:rsid="02055164" officeooo:paragraph-rsid="02055164"/>
    </style:style>
    <style:style style:name="P76" style:family="paragraph" style:parent-style-name="Footnote">
      <style:text-properties officeooo:rsid="020558b8" officeooo:paragraph-rsid="020558b8"/>
    </style:style>
    <style:style style:name="P77" style:family="paragraph" style:parent-style-name="Footnote">
      <style:text-properties officeooo:rsid="0210dd63" officeooo:paragraph-rsid="0210dd63"/>
    </style:style>
    <style:style style:name="P78" style:family="paragraph" style:parent-style-name="Footnote">
      <style:text-properties officeooo:rsid="005edcca" officeooo:paragraph-rsid="005edcca"/>
    </style:style>
    <style:style style:name="P79" style:family="paragraph" style:parent-style-name="Footnote">
      <style:text-properties officeooo:rsid="0219271e" officeooo:paragraph-rsid="021a685b"/>
    </style:style>
    <style:style style:name="P80" style:family="paragraph" style:parent-style-name="Footnote">
      <style:text-properties officeooo:rsid="021bcc0c" officeooo:paragraph-rsid="021bcc0c"/>
    </style:style>
    <style:style style:name="P81" style:family="paragraph" style:parent-style-name="Footnote">
      <style:text-properties officeooo:rsid="01cd37f6" officeooo:paragraph-rsid="01cd37f6"/>
    </style:style>
    <style:style style:name="P82" style:family="paragraph" style:parent-style-name="Footnote">
      <style:text-properties officeooo:rsid="01cd37f6" officeooo:paragraph-rsid="022c0263"/>
    </style:style>
    <style:style style:name="P83" style:family="paragraph" style:parent-style-name="Footnote">
      <style:text-properties style:font-name="Courier New2" officeooo:rsid="0215ac82" officeooo:paragraph-rsid="0215ac82"/>
    </style:style>
    <style:style style:name="P84" style:family="paragraph" style:parent-style-name="Footnote">
      <style:text-properties officeooo:rsid="0215ac82" officeooo:paragraph-rsid="0215ac82"/>
    </style:style>
    <style:style style:name="P85" style:family="paragraph" style:parent-style-name="Footnote">
      <style:text-properties officeooo:rsid="0236fe30" officeooo:paragraph-rsid="0236fe30"/>
    </style:style>
    <style:style style:name="P86" style:family="paragraph" style:parent-style-name="Footnote">
      <style:text-properties officeooo:rsid="023a5b8f" officeooo:paragraph-rsid="023a5b8f"/>
    </style:style>
    <style:style style:name="P87" style:family="paragraph" style:parent-style-name="Footnote">
      <style:text-properties officeooo:rsid="023cc435" officeooo:paragraph-rsid="023efe20"/>
    </style:style>
    <style:style style:name="P88" style:family="paragraph" style:parent-style-name="Footnote">
      <style:text-properties officeooo:rsid="02565828" officeooo:paragraph-rsid="02565828"/>
    </style:style>
    <style:style style:name="P89" style:family="paragraph" style:parent-style-name="Title">
      <style:text-properties officeooo:paragraph-rsid="00161aef"/>
    </style:style>
    <style:style style:name="P90"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91" style:family="paragraph" style:parent-style-name="Preformatted_20_Text">
      <style:paragraph-properties fo:orphans="2" fo:widows="2"/>
      <style:text-properties fo:font-variant="normal" fo:text-transform="none" fo:color="#000000" fo:letter-spacing="normal" fo:font-style="normal" fo:font-weight="normal"/>
    </style:style>
    <style:style style:name="P92" style:family="paragraph" style:parent-style-name="Preformatted_20_Text">
      <style:paragraph-properties fo:orphans="2" fo:widows="2"/>
      <style:text-properties fo:font-variant="normal" fo:text-transform="none" fo:color="#000000" fo:letter-spacing="normal"/>
    </style:style>
    <style:style style:name="P93" style:family="paragraph" style:parent-style-name="dq">
      <style:text-properties officeooo:rsid="00e90be4" officeooo:paragraph-rsid="00e90be4"/>
    </style:style>
    <style:style style:name="P94" style:family="paragraph" style:parent-style-name="dl">
      <style:text-properties officeooo:rsid="00e90be4" officeooo:paragraph-rsid="00e90be4"/>
    </style:style>
    <style:style style:name="P95" style:family="paragraph" style:parent-style-name="Table_20_Contents">
      <style:text-properties officeooo:rsid="00f64c83" officeooo:paragraph-rsid="017acb2d"/>
    </style:style>
    <style:style style:name="P96" style:family="paragraph" style:parent-style-name="Table_20_Contents">
      <style:text-properties officeooo:paragraph-rsid="017acb2d"/>
    </style:style>
    <style:style style:name="P97" style:family="paragraph" style:parent-style-name="Table_20_Contents">
      <style:text-properties officeooo:rsid="01df647b" officeooo:paragraph-rsid="01df647b"/>
    </style:style>
    <style:style style:name="P98" style:family="paragraph" style:parent-style-name="Table_20_Contents">
      <style:text-properties officeooo:rsid="01e1fc07" officeooo:paragraph-rsid="01e1fc07"/>
    </style:style>
    <style:style style:name="P99" style:family="paragraph" style:parent-style-name="Table_20_Contents">
      <style:paragraph-properties fo:text-align="start" style:justify-single-word="false"/>
    </style:style>
    <style:style style:name="P100" style:family="paragraph" style:parent-style-name="src-listing">
      <style:text-properties officeooo:rsid="01945c09" officeooo:paragraph-rsid="024f4f10"/>
    </style:style>
    <style:style style:name="P101" style:family="paragraph" style:parent-style-name="src-listing">
      <style:text-properties officeooo:rsid="019661cc" officeooo:paragraph-rsid="019661cc"/>
    </style:style>
    <style:style style:name="P102" style:family="paragraph" style:parent-style-name="src-listing">
      <style:text-properties officeooo:rsid="019661cc" officeooo:paragraph-rsid="01986f77"/>
    </style:style>
    <style:style style:name="P103" style:family="paragraph" style:parent-style-name="src-listing">
      <style:text-properties officeooo:paragraph-rsid="019ae795"/>
    </style:style>
    <style:style style:name="P104" style:family="paragraph" style:parent-style-name="src-listing">
      <style:text-properties officeooo:rsid="01a09585" officeooo:paragraph-rsid="01a09585"/>
    </style:style>
    <style:style style:name="P105" style:family="paragraph" style:parent-style-name="src-listing">
      <style:text-properties officeooo:rsid="01a26862" officeooo:paragraph-rsid="01a26862"/>
    </style:style>
    <style:style style:name="P106" style:family="paragraph" style:parent-style-name="src-listing">
      <style:text-properties officeooo:rsid="01a26862" officeooo:paragraph-rsid="024f4f10"/>
    </style:style>
    <style:style style:name="P107" style:family="paragraph" style:parent-style-name="src-listing">
      <style:text-properties officeooo:rsid="01a30f2d" officeooo:paragraph-rsid="024f4f10"/>
    </style:style>
    <style:style style:name="P108" style:family="paragraph" style:parent-style-name="src-listing">
      <style:text-properties officeooo:rsid="01df647b" officeooo:paragraph-rsid="01df647b"/>
    </style:style>
    <style:style style:name="P109" style:family="paragraph" style:parent-style-name="src-listing">
      <style:text-properties officeooo:paragraph-rsid="01e14108"/>
    </style:style>
    <style:style style:name="P110" style:family="paragraph" style:parent-style-name="src-listing">
      <style:text-properties officeooo:rsid="01e14108" officeooo:paragraph-rsid="01e14108"/>
    </style:style>
    <style:style style:name="P111" style:family="paragraph" style:parent-style-name="src-listing">
      <style:text-properties officeooo:rsid="01e733fd" officeooo:paragraph-rsid="01e733fd"/>
    </style:style>
    <style:style style:name="P112" style:family="paragraph" style:parent-style-name="src-listing">
      <style:text-properties officeooo:rsid="01db3daf" officeooo:paragraph-rsid="02318c58"/>
    </style:style>
    <style:style style:name="P113" style:family="paragraph" style:parent-style-name="src-listing">
      <style:text-properties officeooo:rsid="01db3daf" officeooo:paragraph-rsid="0250062c"/>
    </style:style>
    <style:style style:name="P114" style:family="paragraph" style:parent-style-name="src-listing">
      <style:text-properties officeooo:rsid="01dd99b9" officeooo:paragraph-rsid="02318c58"/>
    </style:style>
    <style:style style:name="P115" style:family="paragraph" style:parent-style-name="src-listing">
      <style:text-properties officeooo:paragraph-rsid="02318c58"/>
    </style:style>
    <style:style style:name="P116" style:family="paragraph" style:parent-style-name="src-listing">
      <style:text-properties officeooo:rsid="0068fb03" officeooo:paragraph-rsid="0233efb4"/>
    </style:style>
    <style:style style:name="P117" style:family="paragraph" style:parent-style-name="src-listing">
      <style:text-properties officeooo:paragraph-rsid="024f4f10"/>
    </style:style>
    <style:style style:name="P118" style:family="paragraph" style:parent-style-name="src-listing">
      <style:text-properties officeooo:paragraph-rsid="0250062c"/>
    </style:style>
    <style:style style:name="P119" style:family="paragraph" style:parent-style-name="src-listing">
      <style:text-properties officeooo:paragraph-rsid="0282d4cc"/>
    </style:style>
    <style:style style:name="P120" style:family="paragraph" style:parent-style-name="Standard">
      <style:text-properties officeooo:rsid="0215ac82" officeooo:paragraph-rsid="0233efb4"/>
    </style:style>
    <style:style style:name="P121" style:family="paragraph" style:parent-style-name="Standard">
      <style:text-properties officeooo:paragraph-rsid="0282d4cc"/>
    </style:style>
    <style:style style:name="P122" style:family="paragraph" style:parent-style-name="Caption">
      <style:text-properties officeooo:paragraph-rsid="02318c58"/>
    </style:style>
    <style:style style:name="P123" style:family="paragraph" style:parent-style-name="Caption">
      <style:text-properties officeooo:paragraph-rsid="024f4f10"/>
    </style:style>
    <style:style style:name="P124" style:family="paragraph" style:parent-style-name="module-listing">
      <style:paragraph-properties fo:text-align="start" style:justify-single-word="false"/>
    </style:style>
    <style:style style:name="P125" style:family="paragraph" style:parent-style-name="module-listing">
      <style:paragraph-properties fo:text-align="start" style:justify-single-word="false"/>
      <style:text-properties officeooo:paragraph-rsid="02a79b92"/>
    </style:style>
    <style:style style:name="P126" style:family="paragraph" style:parent-style-name="module-listing">
      <style:paragraph-properties fo:text-align="start" style:justify-single-word="false"/>
      <style:text-properties officeooo:paragraph-rsid="02a9fc99"/>
    </style:style>
    <style:style style:name="P127" style:family="paragraph" style:parent-style-name="module-listing">
      <style:paragraph-properties fo:text-align="start" style:justify-single-word="false"/>
      <style:text-properties officeooo:rsid="02811fc2" officeooo:paragraph-rsid="02a79b92"/>
    </style:style>
    <style:style style:name="P128" style:family="paragraph" style:parent-style-name="Standard" style:master-page-name="First_20_Page">
      <style:paragraph-properties style:page-number="auto"/>
    </style:style>
    <style:style style:name="P129" style:family="paragraph" style:parent-style-name="Standard" style:list-style-name="">
      <style:paragraph-properties fo:break-before="page"/>
      <style:text-properties officeooo:rsid="020768e8" officeooo:paragraph-rsid="020768e8"/>
    </style:style>
    <style:style style:name="P130" style:family="paragraph" style:parent-style-name="Standard" style:list-style-name="">
      <style:text-properties officeooo:rsid="020768e8" officeooo:paragraph-rsid="020768e8"/>
    </style:style>
    <style:style style:name="P131" style:family="paragraph" style:parent-style-name="Standard" style:list-style-name="">
      <style:paragraph-properties fo:text-align="center" style:justify-single-word="false"/>
      <style:text-properties officeooo:rsid="020768e8" officeooo:paragraph-rsid="020768e8"/>
    </style:style>
    <style:style style:name="P132" style:family="paragraph" style:parent-style-name="Standard" style:list-style-name="">
      <style:paragraph-properties fo:text-align="center" style:justify-single-word="false"/>
      <style:text-properties officeooo:paragraph-rsid="020768e8"/>
    </style:style>
    <style:style style:name="P133" style:family="paragraph" style:parent-style-name="Standard" style:list-style-name=""/>
    <style:style style:name="P134" style:family="paragraph" style:parent-style-name="Text_20_body" style:list-style-name="L1">
      <style:text-properties officeooo:paragraph-rsid="010409cf"/>
    </style:style>
    <style:style style:name="P135" style:family="paragraph" style:parent-style-name="Text_20_body" style:list-style-name="L3">
      <style:text-properties officeooo:paragraph-rsid="01422145"/>
    </style:style>
    <style:style style:name="P136" style:family="paragraph" style:parent-style-name="Text_20_body" style:list-style-name="L3">
      <style:text-properties officeooo:rsid="0028c3ff" officeooo:paragraph-rsid="0222c5dc"/>
    </style:style>
    <style:style style:name="P137" style:family="paragraph" style:parent-style-name="Text_20_body" style:list-style-name="L3">
      <style:text-properties officeooo:rsid="002c08fc" officeooo:paragraph-rsid="01422145"/>
    </style:style>
    <style:style style:name="P138" style:family="paragraph" style:parent-style-name="Text_20_body" style:list-style-name="L4">
      <style:text-properties officeooo:rsid="01f20216" officeooo:paragraph-rsid="01f20216"/>
    </style:style>
    <style:style style:name="P139" style:family="paragraph" style:parent-style-name="Text_20_body" style:list-style-name="L4">
      <style:text-properties officeooo:rsid="01f2940e" officeooo:paragraph-rsid="01f2940e"/>
    </style:style>
    <style:style style:name="P140" style:family="paragraph" style:parent-style-name="Text_20_body" style:list-style-name="L4">
      <style:text-properties officeooo:rsid="020950ab" officeooo:paragraph-rsid="020950ab"/>
    </style:style>
    <style:style style:name="P141" style:family="paragraph" style:parent-style-name="Text_20_body" style:list-style-name="L5">
      <style:text-properties officeooo:rsid="01f910e2" officeooo:paragraph-rsid="01f910e2"/>
    </style:style>
    <style:style style:name="P142" style:family="paragraph" style:parent-style-name="Text_20_body" style:list-style-name="L5">
      <style:text-properties officeooo:rsid="01fb0f80" officeooo:paragraph-rsid="01fb0f80"/>
    </style:style>
    <style:style style:name="P143" style:family="paragraph" style:parent-style-name="Text_20_body" style:list-style-name="L6">
      <style:text-properties officeooo:rsid="01fc038d" officeooo:paragraph-rsid="01fc038d"/>
    </style:style>
    <style:style style:name="P144" style:family="paragraph" style:parent-style-name="Text_20_body" style:list-style-name="L7">
      <style:text-properties style:font-name="Arial" officeooo:rsid="0203c08d" officeooo:paragraph-rsid="0203c08d" style:font-name-asian="Droid Sans Fallback" style:font-name-complex="FreeSans"/>
    </style:style>
    <style:style style:name="P145" style:family="paragraph" style:parent-style-name="Text_20_body" style:list-style-name="L9">
      <style:text-properties officeooo:rsid="020538d2" officeooo:paragraph-rsid="020538d2"/>
    </style:style>
    <style:style style:name="P146" style:family="paragraph" style:parent-style-name="Text_20_body" style:list-style-name="L10">
      <style:text-properties officeooo:rsid="020538d2" officeooo:paragraph-rsid="020538d2"/>
    </style:style>
    <style:style style:name="P147" style:family="paragraph" style:parent-style-name="Text_20_body" style:list-style-name="L11">
      <style:text-properties officeooo:rsid="020538d2" officeooo:paragraph-rsid="020538d2"/>
    </style:style>
    <style:style style:name="P148" style:family="paragraph" style:parent-style-name="Text_20_body" style:list-style-name="L12">
      <style:text-properties officeooo:rsid="02055164" officeooo:paragraph-rsid="02055164"/>
    </style:style>
    <style:style style:name="P149" style:family="paragraph" style:parent-style-name="Text_20_body" style:list-style-name="L13">
      <style:text-properties officeooo:rsid="02055164" officeooo:paragraph-rsid="02055164"/>
    </style:style>
    <style:style style:name="P150" style:family="paragraph" style:parent-style-name="Text_20_body" style:list-style-name="L14">
      <style:text-properties officeooo:rsid="020558b8" officeooo:paragraph-rsid="020558b8"/>
    </style:style>
    <style:style style:name="P151" style:family="paragraph" style:parent-style-name="Text_20_body" style:list-style-name="L15">
      <style:text-properties officeooo:paragraph-rsid="02b69aee"/>
    </style:style>
    <style:style style:name="P152" style:family="paragraph" style:parent-style-name="Text_20_body" style:list-style-name="L15">
      <style:text-properties officeooo:rsid="02b431a0" officeooo:paragraph-rsid="02b69aee"/>
    </style:style>
    <style:style style:name="P153" style:family="paragraph" style:parent-style-name="Text_20_body" style:list-style-name="L16">
      <style:text-properties officeooo:paragraph-rsid="0292d1dc"/>
    </style:style>
    <style:style style:name="P154" style:family="paragraph" style:parent-style-name="Text_20_body" style:list-style-name="L16">
      <style:text-properties officeooo:rsid="028a5e9c" officeooo:paragraph-rsid="028a5e9c"/>
    </style:style>
    <style:style style:name="P155" style:family="paragraph" style:parent-style-name="Text_20_body" style:list-style-name="L16">
      <style:text-properties officeooo:rsid="028a5e9c" officeooo:paragraph-rsid="028b9cca"/>
    </style:style>
    <style:style style:name="P156" style:family="paragraph" style:parent-style-name="Text_20_body" style:list-style-name="L16">
      <style:text-properties officeooo:rsid="028a5e9c" officeooo:paragraph-rsid="0292d1dc"/>
    </style:style>
    <style:style style:name="P157" style:family="paragraph" style:parent-style-name="Text_20_body" style:list-style-name="L16">
      <style:text-properties officeooo:rsid="028ab501" officeooo:paragraph-rsid="0292d1dc"/>
    </style:style>
    <style:style style:name="P158" style:family="paragraph" style:parent-style-name="Text_20_body" style:list-style-name="L17">
      <style:text-properties officeooo:paragraph-rsid="02a29266"/>
    </style:style>
    <style:style style:name="P159" style:family="paragraph" style:parent-style-name="Text_20_body" style:list-style-name="L18">
      <style:text-properties officeooo:rsid="02bc9505" officeooo:paragraph-rsid="02bc9505"/>
    </style:style>
    <style:style style:name="P160" style:family="paragraph" style:parent-style-name="Text_20_body" style:list-style-name="L19">
      <style:text-properties officeooo:rsid="02bf955c" officeooo:paragraph-rsid="02bf955c"/>
    </style:style>
    <style:style style:name="P161" style:family="paragraph" style:parent-style-name="Text_20_body" style:list-style-name="L20">
      <style:text-properties officeooo:rsid="00bbaef5" officeooo:paragraph-rsid="00bbaef5"/>
    </style:style>
    <style:style style:name="P162" style:family="paragraph" style:parent-style-name="Text_20_body" style:list-style-name="L20">
      <style:text-properties officeooo:rsid="00b588aa" officeooo:paragraph-rsid="00b588aa"/>
    </style:style>
    <style:style style:name="P163" style:family="paragraph" style:parent-style-name="Text_20_body" style:list-style-name="L20">
      <style:text-properties officeooo:rsid="00b9fda9" officeooo:paragraph-rsid="00b9fda9"/>
    </style:style>
    <style:style style:name="P164" style:family="paragraph" style:parent-style-name="Text_20_body">
      <style:text-properties officeooo:rsid="02c3acb7" officeooo:paragraph-rsid="02c3acb7"/>
    </style:style>
    <style:style style:name="P165" style:family="paragraph" style:parent-style-name="Text_20_body" style:list-style-name="L21">
      <style:text-properties officeooo:paragraph-rsid="02c482d4"/>
    </style:style>
    <style:style style:name="P166" style:family="paragraph" style:parent-style-name="Text_20_body" style:list-style-name="L21">
      <style:text-properties officeooo:paragraph-rsid="02c523a9"/>
    </style:style>
    <style:style style:name="P167" style:family="paragraph" style:parent-style-name="Text_20_body">
      <style:text-properties officeooo:rsid="02b92923" officeooo:paragraph-rsid="02c69707"/>
    </style:style>
    <style:style style:name="P168" style:family="paragraph" style:parent-style-name="Text_20_body">
      <style:text-properties officeooo:rsid="02c8ad57" officeooo:paragraph-rsid="02c8ad57"/>
    </style:style>
    <style:style style:name="P169" style:family="paragraph" style:parent-style-name="Text_20_body">
      <style:text-properties officeooo:rsid="02c8ad57" officeooo:paragraph-rsid="02cc6254"/>
    </style:style>
    <style:style style:name="P170" style:family="paragraph" style:parent-style-name="Text_20_body">
      <style:text-properties officeooo:rsid="02cc6254" officeooo:paragraph-rsid="02cc6254"/>
    </style:style>
    <style:style style:name="P171" style:family="paragraph" style:parent-style-name="Text_20_body">
      <style:text-properties officeooo:paragraph-rsid="02cc6254"/>
    </style:style>
    <style:style style:name="P172"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73"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74"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75"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76" style:family="paragraph" style:parent-style-name="Footnote">
      <style:text-properties officeooo:rsid="02c8ad57" officeooo:paragraph-rsid="02c8ad57"/>
    </style:style>
    <style:style style:name="P177" style:family="paragraph" style:parent-style-name="Heading_20_1">
      <style:text-properties officeooo:paragraph-rsid="0016f7f6"/>
    </style:style>
    <style:style style:name="P178" style:family="paragraph" style:parent-style-name="Heading_20_1">
      <style:text-properties officeooo:rsid="012a7f4e" officeooo:paragraph-rsid="010fb49f"/>
    </style:style>
    <style:style style:name="P179" style:family="paragraph" style:parent-style-name="Heading_20_1">
      <style:text-properties officeooo:rsid="01b1825a"/>
    </style:style>
    <style:style style:name="P180" style:family="paragraph" style:parent-style-name="Heading_20_1">
      <style:text-properties officeooo:rsid="0233efb4" officeooo:paragraph-rsid="0233efb4"/>
    </style:style>
    <style:style style:name="P181" style:family="paragraph" style:parent-style-name="Heading_20_1">
      <style:text-properties officeooo:rsid="015ba10f" officeooo:paragraph-rsid="015ba10f"/>
    </style:style>
    <style:style style:name="P182" style:family="paragraph" style:parent-style-name="Heading_20_1">
      <style:text-properties officeooo:paragraph-rsid="0282d4cc"/>
    </style:style>
    <style:style style:name="P183" style:family="paragraph" style:parent-style-name="Heading_20_2">
      <style:text-properties officeooo:paragraph-rsid="010409cf"/>
    </style:style>
    <style:style style:name="P184" style:family="paragraph" style:parent-style-name="Heading_20_2">
      <style:text-properties officeooo:rsid="00207f98"/>
    </style:style>
    <style:style style:name="P185" style:family="paragraph" style:parent-style-name="Heading_20_2">
      <style:text-properties officeooo:rsid="01422145" officeooo:paragraph-rsid="01422145"/>
    </style:style>
    <style:style style:name="P186" style:family="paragraph" style:parent-style-name="Heading_20_2">
      <style:text-properties officeooo:paragraph-rsid="0282d4cc"/>
    </style:style>
    <style:style style:name="P187" style:family="paragraph" style:parent-style-name="Heading_20_2">
      <style:text-properties officeooo:rsid="00e7f416" officeooo:paragraph-rsid="00e7f416"/>
    </style:style>
    <style:style style:name="P188" style:family="paragraph" style:parent-style-name="Heading_20_3">
      <style:text-properties officeooo:rsid="0177399a" officeooo:paragraph-rsid="0177399a"/>
    </style:style>
    <style:style style:name="P189" style:family="paragraph" style:parent-style-name="Heading_20_3">
      <style:text-properties officeooo:paragraph-rsid="0282d4cc"/>
    </style:style>
    <style:style style:name="P190" style:family="paragraph" style:parent-style-name="cmdline">
      <style:text-properties officeooo:paragraph-rsid="009c5ec7"/>
    </style:style>
    <style:style style:name="P191" style:family="paragraph" style:parent-style-name="cmdline">
      <style:text-properties officeooo:paragraph-rsid="0162c37b"/>
    </style:style>
    <style:style style:name="P192" style:family="paragraph" style:parent-style-name="cmdline" style:list-style-name="Numbering_20_3">
      <style:text-properties officeooo:paragraph-rsid="016cbaf1"/>
    </style:style>
    <style:style style:name="P193" style:family="paragraph" style:parent-style-name="cmdline">
      <style:text-properties officeooo:rsid="01a09585" officeooo:paragraph-rsid="01a09585"/>
    </style:style>
    <style:style style:name="P194" style:family="paragraph" style:parent-style-name="cmdline" style:list-style-name="Numbering_20_3">
      <style:text-properties officeooo:rsid="01a26862" officeooo:paragraph-rsid="022a82b4"/>
    </style:style>
    <style:style style:name="P195" style:family="paragraph" style:parent-style-name="cmdline">
      <style:text-properties officeooo:rsid="01a26862" officeooo:paragraph-rsid="01a26862"/>
    </style:style>
    <style:style style:name="P196" style:family="paragraph" style:parent-style-name="cmdline">
      <style:text-properties officeooo:rsid="01df647b" officeooo:paragraph-rsid="01df647b"/>
    </style:style>
    <style:style style:name="P197"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12e7a7" style:font-name-asian="Droid Sans Fallback" style:font-name-complex="FreeSans"/>
    </style:style>
    <style:style style:name="T97" style:family="text">
      <style:text-properties style:font-name="Arial" officeooo:rsid="024220b0" style:font-name-asian="Droid Sans Fallback" style:font-name-complex="FreeSans"/>
    </style:style>
    <style:style style:name="T98" style:family="text">
      <style:text-properties style:font-name="Arial" officeooo:rsid="0244e3e6" style:font-name-asian="Droid Sans Fallback" style:font-name-complex="FreeSans"/>
    </style:style>
    <style:style style:name="T99" style:family="text">
      <style:text-properties officeooo:rsid="0202d3c0"/>
    </style:style>
    <style:style style:name="T100" style:family="text">
      <style:text-properties officeooo:rsid="020538d2"/>
    </style:style>
    <style:style style:name="T101" style:family="text">
      <style:text-properties officeooo:rsid="0206be8e"/>
    </style:style>
    <style:style style:name="T102" style:family="text">
      <style:text-properties officeooo:rsid="020768e8"/>
    </style:style>
    <style:style style:name="T103" style:family="text">
      <style:text-properties officeooo:rsid="020aa1a9"/>
    </style:style>
    <style:style style:name="T104" style:family="text">
      <style:text-properties fo:font-style="italic" officeooo:rsid="01f0bde5" style:font-style-asian="italic" style:font-style-complex="italic"/>
    </style:style>
    <style:style style:name="T105" style:family="text">
      <style:text-properties officeooo:rsid="020d1b5c"/>
    </style:style>
    <style:style style:name="T106" style:family="text">
      <style:text-properties officeooo:rsid="02108289"/>
    </style:style>
    <style:style style:name="T107" style:family="text">
      <style:text-properties officeooo:rsid="02171d16"/>
    </style:style>
    <style:style style:name="T108" style:family="text">
      <style:text-properties officeooo:rsid="021bcc0c"/>
    </style:style>
    <style:style style:name="T109" style:family="text">
      <style:text-properties officeooo:rsid="021cc02f"/>
    </style:style>
    <style:style style:name="T110" style:family="text">
      <style:text-properties officeooo:rsid="021da697"/>
    </style:style>
    <style:style style:name="T111" style:family="text">
      <style:text-properties officeooo:rsid="0220e8ee"/>
    </style:style>
    <style:style style:name="T112" style:family="text">
      <style:text-properties officeooo:rsid="0222c5dc"/>
    </style:style>
    <style:style style:name="T113" style:family="text">
      <style:text-properties officeooo:rsid="02283f18"/>
    </style:style>
    <style:style style:name="T114" style:family="text">
      <style:text-properties officeooo:rsid="0228df2b"/>
    </style:style>
    <style:style style:name="T115" style:family="text">
      <style:text-properties officeooo:rsid="0228e885"/>
    </style:style>
    <style:style style:name="T116" style:family="text">
      <style:text-properties officeooo:rsid="022c0263"/>
    </style:style>
    <style:style style:name="T117" style:family="text">
      <style:text-properties officeooo:rsid="01c99463"/>
    </style:style>
    <style:style style:name="T118" style:family="text">
      <style:text-properties officeooo:rsid="0215ac82"/>
    </style:style>
    <style:style style:name="T119" style:family="text">
      <style:text-properties officeooo:rsid="02369b66"/>
    </style:style>
    <style:style style:name="T120" style:family="text">
      <style:text-properties officeooo:rsid="02390258"/>
    </style:style>
    <style:style style:name="T121" style:family="text">
      <style:text-properties officeooo:rsid="023b5fb6"/>
    </style:style>
    <style:style style:name="T122" style:family="text">
      <style:text-properties officeooo:rsid="023cc435"/>
    </style:style>
    <style:style style:name="T123" style:family="text">
      <style:text-properties officeooo:rsid="024220b0"/>
    </style:style>
    <style:style style:name="T124" style:family="text">
      <style:text-properties officeooo:rsid="02565828"/>
    </style:style>
    <style:style style:name="T125" style:family="text">
      <style:text-properties officeooo:rsid="02570543"/>
    </style:style>
    <style:style style:name="T126" style:family="text">
      <style:text-properties officeooo:rsid="02591dc7"/>
    </style:style>
    <style:style style:name="T127" style:family="text">
      <style:text-properties officeooo:rsid="026cdb5b"/>
    </style:style>
    <style:style style:name="T128" style:family="text">
      <style:text-properties officeooo:rsid="02785405"/>
    </style:style>
    <style:style style:name="T129" style:family="text">
      <style:text-properties officeooo:rsid="027b4ffb"/>
    </style:style>
    <style:style style:name="T130" style:family="text">
      <style:text-properties officeooo:rsid="027bb019"/>
    </style:style>
    <style:style style:name="T131" style:family="text">
      <style:text-properties officeooo:rsid="02828c11"/>
    </style:style>
    <style:style style:name="T132" style:family="text">
      <style:text-properties officeooo:rsid="0282db54"/>
    </style:style>
    <style:style style:name="T133" style:family="text">
      <style:text-properties officeooo:rsid="0284468b"/>
    </style:style>
    <style:style style:name="T134" style:family="text">
      <style:text-properties officeooo:rsid="02811fc2"/>
    </style:style>
    <style:style style:name="T135" style:family="text">
      <style:text-properties officeooo:rsid="0285f7cf"/>
    </style:style>
    <style:style style:name="T136" style:family="text">
      <style:text-properties officeooo:rsid="02874ee1"/>
    </style:style>
    <style:style style:name="T137" style:family="text">
      <style:text-properties officeooo:rsid="028a5e9c"/>
    </style:style>
    <style:style style:name="T138" style:family="text">
      <style:text-properties officeooo:rsid="028b9cca"/>
    </style:style>
    <style:style style:name="T139" style:family="text">
      <style:text-properties officeooo:rsid="0291d4b4"/>
    </style:style>
    <style:style style:name="T140" style:family="text">
      <style:text-properties officeooo:rsid="0292d1dc"/>
    </style:style>
    <style:style style:name="T141" style:family="text">
      <style:text-properties officeooo:rsid="02a148e7"/>
    </style:style>
    <style:style style:name="T142" style:family="text">
      <style:text-properties officeooo:rsid="02a29266"/>
    </style:style>
    <style:style style:name="T143" style:family="text">
      <style:text-properties officeooo:rsid="02ac1084"/>
    </style:style>
    <style:style style:name="T144" style:family="text">
      <style:text-properties officeooo:rsid="02b431a0"/>
    </style:style>
    <style:style style:name="T145" style:family="text">
      <style:text-properties officeooo:rsid="02b57f38"/>
    </style:style>
    <style:style style:name="T146" style:family="text">
      <style:text-properties officeooo:rsid="02b623fe"/>
    </style:style>
    <style:style style:name="T147" style:family="text">
      <style:text-properties officeooo:rsid="02bab03e"/>
    </style:style>
    <style:style style:name="T148" style:family="text">
      <style:text-properties officeooo:rsid="02be0964"/>
    </style:style>
    <style:style style:name="T149" style:family="text">
      <style:text-properties officeooo:rsid="02bebfb5"/>
    </style:style>
    <style:style style:name="T150" style:family="text">
      <style:text-properties officeooo:rsid="02c119bb"/>
    </style:style>
    <style:style style:name="T151" style:family="text">
      <style:text-properties officeooo:rsid="02c3acb7"/>
    </style:style>
    <style:style style:name="T152" style:family="text">
      <style:text-properties officeooo:rsid="02c482d4"/>
    </style:style>
    <style:style style:name="T153" style:family="text">
      <style:text-properties officeooo:rsid="02c523a9"/>
    </style:style>
    <style:style style:name="T154" style:family="text">
      <style:text-properties officeooo:rsid="02c9ad42"/>
    </style:style>
    <style:style style:name="T155" style:family="text">
      <style:text-properties officeooo:rsid="02cc6254"/>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28"><draw:frame draw:style-name="fr1" draw:name="Frame1" text:anchor-type="paragraph" svg:x="0cm" svg:y="4.812cm" svg:width="25.7cm" style:rel-width="100%" draw:z-index="0"><draw:text-box fo:min-height="2.17cm"><text:p text:style-name="P89">PPM-java</text:p><text:p text:style-name="Subtitle">Technical documentation</text:p><text:p text:style-name="Subtitle">PH, 2017-01-13</text:p></draw:text-box></draw:frame></text:p>
      <text:h text:style-name="P129" text:outline-level="1"/>
      <text:h text:style-name="P130" text:outline-level="1"/>
      <text:h text:style-name="P130" text:outline-level="1"/>
      <text:h text:style-name="P130" text:outline-level="1"/>
      <text:h text:style-name="P130" text:outline-level="1"/>
      <text:h text:style-name="P130" text:outline-level="1"/>
      <text:h text:style-name="P131" text:outline-level="1"><text:span text:style-name="T132">T</text:span>his guide has been written by a dude who isn't a technical writer.</text:h>
      <text:h text:style-name="P131" text:outline-level="1"/>
      <text:h text:style-name="P132" text:outline-level="1"><text:span text:style-name="T102">Written with thanks to </text:span>my better half <text:span text:style-name="T102">who patiently endured my long computer sessions!</text:span></text:h>
      <text:h text:style-name="P133" text:outline-level="1"/>
      <text:h text:style-name="P177"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61">Input level [dB]</text:p>
          </table:table-cell>
          <table:covered-table-cell/>
          <table:table-cell table:style-name="Table4.C1" table:number-columns-spanned="2" office:value-type="string">
            <text:p text:style-name="P61">Meter mark</text:p>
          </table:table-cell>
          <table:covered-table-cell/>
        </table:table-row>
        <table:table-row>
          <table:table-cell table:style-name="Table4.A2" office:value-type="string">
            <text:p text:style-name="P62">min</text:p>
          </table:table-cell>
          <table:table-cell table:style-name="Table4.B2" office:value-type="string">
            <text:p text:style-name="P62">max</text:p>
          </table:table-cell>
          <table:table-cell table:style-name="Table4.C2" office:value-type="string">
            <text:p text:style-name="P62">min</text:p>
          </table:table-cell>
          <table:table-cell table:style-name="Table4.B2" office:value-type="string">
            <text:p text:style-name="P62">max</text:p>
          </table:table-cell>
        </table:table-row>
        <table:table-row>
          <table:table-cell table:style-name="Table4.A3" office:value-type="string">
            <text:p text:style-name="P55"><text:span text:style-name="Source_20_Text">-</text:span><text:span text:style-name="Source_20_Text"><text:span text:style-name="T5">130</text:span></text:span></text:p>
          </table:table-cell>
          <table:table-cell table:style-name="Table4.B3" office:value-type="string">
            <text:p text:style-name="P57"><text:span text:style-name="Source_20_Text"><text:span text:style-name="T5">-24</text:span></text:span></text:p>
          </table:table-cell>
          <table:table-cell table:style-name="Table4.C3" office:value-type="string">
            <text:p text:style-name="P60"><text:span text:style-name="Source_20_Text">0</text:span></text:p>
          </table:table-cell>
          <table:table-cell table:style-name="Table4.B3" office:value-type="string">
            <text:p text:style-name="P58"><text:span text:style-name="Source_20_Text"><text:span text:style-name="T6">1</text:span></text:span></text:p>
          </table:table-cell>
        </table:table-row>
        <table:table-row>
          <table:table-cell table:style-name="Table4.A4" office:value-type="string">
            <text:p text:style-name="P55"><text:span text:style-name="Source_20_Text">-</text:span><text:span text:style-name="Source_20_Text"><text:span text:style-name="T5">24</text:span></text:span></text:p>
          </table:table-cell>
          <table:table-cell table:style-name="Table4.C1" office:value-type="string">
            <text:p text:style-name="P57"><text:span text:style-name="Source_20_Text"><text:span text:style-name="T5">-20</text:span></text:span></text:p>
          </table:table-cell>
          <table:table-cell table:style-name="Table4.C4" office:value-type="string">
            <text:p text:style-name="P60"><text:span text:style-name="Source_20_Text">1</text:span></text:p>
          </table:table-cell>
          <table:table-cell table:style-name="Table4.C1" office:value-type="string">
            <text:p text:style-name="P59"><text:span text:style-name="Source_20_Text">2</text:span></text:p>
          </table:table-cell>
        </table:table-row>
        <table:table-row>
          <table:table-cell table:style-name="Table4.A2" office:value-type="string">
            <text:p text:style-name="P55"><text:span text:style-name="Source_20_Text">-</text:span><text:span text:style-name="Source_20_Text"><text:span text:style-name="T5">20</text:span></text:span></text:p>
          </table:table-cell>
          <table:table-cell table:style-name="Table4.B2" office:value-type="string">
            <text:p text:style-name="P57"><text:span text:style-name="Source_20_Text">-</text:span><text:span text:style-name="Source_20_Text"><text:span text:style-name="T6">16</text:span></text:span></text:p>
          </table:table-cell>
          <table:table-cell table:style-name="Table4.C2" office:value-type="string">
            <text:p text:style-name="P60"><text:span text:style-name="Source_20_Text">2</text:span></text:p>
          </table:table-cell>
          <table:table-cell table:style-name="Table4.B2" office:value-type="string">
            <text:p text:style-name="P59"><text:span text:style-name="Source_20_Text">3</text:span></text:p>
          </table:table-cell>
        </table:table-row>
        <table:table-row>
          <table:table-cell table:style-name="Table4.A2" office:value-type="string">
            <text:p text:style-name="P55"><text:span text:style-name="Source_20_Text">-</text:span><text:span text:style-name="Source_20_Text"><text:span text:style-name="T5">16</text:span></text:span></text:p>
          </table:table-cell>
          <table:table-cell table:style-name="Table4.B2" office:value-type="string">
            <text:p text:style-name="P57"><text:span text:style-name="Source_20_Text">-</text:span><text:span text:style-name="Source_20_Text"><text:span text:style-name="T6">12</text:span></text:span></text:p>
          </table:table-cell>
          <table:table-cell table:style-name="Table4.C2" office:value-type="string">
            <text:p text:style-name="P60"><text:span text:style-name="Source_20_Text">3</text:span></text:p>
          </table:table-cell>
          <table:table-cell table:style-name="Table4.B2" office:value-type="string">
            <text:p text:style-name="P59"><text:span text:style-name="Source_20_Text">4</text:span></text:p>
          </table:table-cell>
        </table:table-row>
        <table:table-row>
          <table:table-cell table:style-name="Table4.A2" office:value-type="string">
            <text:p text:style-name="P55"><text:span text:style-name="Source_20_Text">-</text:span><text:span text:style-name="Source_20_Text"><text:span text:style-name="T6">12</text:span></text:span></text:p>
          </table:table-cell>
          <table:table-cell table:style-name="Table4.B2" office:value-type="string">
            <text:p text:style-name="P57"><text:span text:style-name="Source_20_Text">-</text:span><text:span text:style-name="Source_20_Text"><text:span text:style-name="T6">8</text:span></text:span></text:p>
          </table:table-cell>
          <table:table-cell table:style-name="Table4.C2" office:value-type="string">
            <text:p text:style-name="P60"><text:span text:style-name="Source_20_Text">4</text:span></text:p>
          </table:table-cell>
          <table:table-cell table:style-name="Table4.B2" office:value-type="string">
            <text:p text:style-name="P59"><text:span text:style-name="Source_20_Text">5</text:span></text:p>
          </table:table-cell>
        </table:table-row>
        <table:table-row>
          <table:table-cell table:style-name="Table4.A2" office:value-type="string">
            <text:p text:style-name="P55"><text:span text:style-name="Source_20_Text">-</text:span><text:span text:style-name="Source_20_Text"><text:span text:style-name="T6">8</text:span></text:span></text:p>
          </table:table-cell>
          <table:table-cell table:style-name="Table4.B2" office:value-type="string">
            <text:p text:style-name="P57"><text:span text:style-name="Source_20_Text">-</text:span><text:span text:style-name="Source_20_Text"><text:span text:style-name="T6">4</text:span></text:span></text:p>
          </table:table-cell>
          <table:table-cell table:style-name="Table4.C2" office:value-type="string">
            <text:p text:style-name="P60"><text:span text:style-name="Source_20_Text">5</text:span></text:p>
          </table:table-cell>
          <table:table-cell table:style-name="Table4.B2" office:value-type="string">
            <text:p text:style-name="P59"><text:span text:style-name="Source_20_Text">6</text:span></text:p>
          </table:table-cell>
        </table:table-row>
        <table:table-row>
          <table:table-cell table:style-name="Table4.A2" office:value-type="string">
            <text:p text:style-name="P55"><text:span text:style-name="Source_20_Text">-</text:span><text:span text:style-name="Source_20_Text"><text:span text:style-name="T6">4</text:span></text:span></text:p>
          </table:table-cell>
          <table:table-cell table:style-name="Table4.B2" office:value-type="string">
            <text:p text:style-name="P59"><text:span text:style-name="Source_20_Text">0</text:span></text:p>
          </table:table-cell>
          <table:table-cell table:style-name="Table4.C2" office:value-type="string">
            <text:p text:style-name="P60"><text:span text:style-name="Source_20_Text">6</text:span></text:p>
          </table:table-cell>
          <table:table-cell table:style-name="Table4.B2" office:value-type="string">
            <text:p text:style-name="P59"><text:span text:style-name="Source_20_Text">7</text:span></text:p>
          </table:table-cell>
        </table:table-row>
        <table:table-row>
          <table:table-cell table:style-name="Table4.A2" office:value-type="string">
            <text:p text:style-name="P56"><text:span text:style-name="Source_20_Text">0</text:span></text:p>
          </table:table-cell>
          <table:table-cell table:style-name="Table4.B2" office:value-type="string">
            <text:p text:style-name="P59"><text:span text:style-name="Source_20_Text">...</text:span></text:p>
          </table:table-cell>
          <table:table-cell table:style-name="Table4.C2" office:value-type="string">
            <text:p text:style-name="P60"><text:span text:style-name="Source_20_Text">7</text:span></text:p>
          </table:table-cell>
          <table:table-cell table:style-name="Table4.B2" office:value-type="string">
            <text:p text:style-name="P59"><text:span text:style-name="Source_20_Text">7</text:span></text:p>
          </table:table-cell>
        </table:table-row>
      </table:table>
      <text:h text:style-name="Heading_20_1" text:outline-level="1"><text:bookmark-start text:name="__RefHeading__7307_82437932"/>Running<text:bookmark-end text:name="__RefHeading__7307_82437932"/></text:h>
      <text:h text:style-name="P183" text:outline-level="2"><text:bookmark-start text:name="__RefHeading__7309_82437932"/>System requirements<text:bookmark-end text:name="__RefHeading__7309_82437932"/></text:h>
      <text:p text:style-name="P3"><text:span text:style-name="Source_20_Text">ppm-java</text:span> requires</text:p>
      <text:list xml:id="list4268474130342932031" text:style-name="L1">
        <text:list-item>
          <text:p text:style-name="P134">Java (Tested with Java 1.8.)</text:p>
        </text:list-item>
        <text:list-item>
          <text:p text:style-name="P134">Jack audio server<text:note text:id="ftn2" text:note-class="footnote"><text:note-citation>2</text:note-citation><text:note-body><text:p text:style-name="P79"><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6481478157539710718" text:style-name="Numbering_20_3">
        <text:list-item>
          <text:p text:style-name="P190"><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11935779331048" text:continue-numbering="true" text:style-name="Numbering_20_3">
        <text:list-item>
          <text:p text:style-name="P190"><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84" text:outline-level="2"/>
      <text:h text:style-name="P178" text:outline-level="1"><text:bookmark-start text:name="__RefHeading__7313_82437932"/>­Implementation<text:bookmark-end text:name="__RefHeading__7313_82437932"/></text:h>
      <text:h text:style-name="P185"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3"><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78"><text:span text:style-name="Internet_20_link">https://sourceforge.net/projects/jjack</text:span></text:p></text:note-body></text:note></text:span><text:span text:style-name="T44"> for the actual connection with Jack.</text:span></text:p>
      <text:p text:style-name="P44"><draw:frame draw:style-name="fr5" draw:name="Image3" text:anchor-type="paragraph" svg:x="0.065cm" svg:y="0.55cm" svg:width="16.258cm" svg:height="7.569cm" draw:z-index="3"><draw:image xlink:href="Pictures/10000000000005970000029A0E7943A7.png" xlink:type="simple" xlink:show="embed" xlink:actuate="onLoad"/></draw:frame><text:span text:style-name="T128">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1"><text:span text:style-name="T129">When running, </text:span><text:span text:style-name="Source_20_Text"><text:span text:style-name="T129">ppm-java</text:span></text:span><text:span text:style-name="T13"> continouusly receives chunks of audio samples from the Jack server, and, for each chunk,</text:span></text:p>
      <text:list xml:id="list2399733002748090543" text:style-name="L2">
        <text:list-item>
          <text:p text:style-name="P172">computes the absolute peak value,</text:p>
        </text:list-item>
        <text:list-item>
          <text:p text:style-name="P172">converts it from raw sample values to decibels,</text:p>
        </text:list-item>
        <text:list-item>
          <text:p text:style-name="P173">applies a stepping integrator (PPM ballistics),</text:p>
        </text:list-item>
        <text:list-item>
          <text:p text:style-name="P172">and displays the result on a frontend.</text:p>
        </text:list-item>
      </text:list>
      <text:p text:style-name="P32">Two activites are happening here: On the one hand, Jack delivers sample chunks, and, on the other <text:soft-page-break/>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08">time critical</text:span>) and a low priority thread (display engine, <text:span text:style-name="T108">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80">Might not be as dramatic (Jack has got protection measures against slow clients), but it isn't prudent to assume <text:span text:style-name="T109">external safety</text:span>. No hard feelings and I do respect the Jack developers, but for our application development the safest assumption is the worst case presumption: Jack's <text:span text:style-name="T110">a sensitive soul and has a crisis with </text:span>slow clients. <text:span text:style-name="T110">Let's have a well behaved client, not a liability!</text:span></text:p></text:note-body></text:note>. The analysis and display engine (GUI side) <text:span text:style-name="T108">isn't </text:span><text:s/>time critical - if it hangs for a few moments it's user annoying but at least it doesn't pull the entire Jack system down with it! <text:span text:style-name="T111">W</text:span>e need to prevent priority inversion where the low priority thread (display engine) blocks the high priority thread (audio driver). We <text:span text:style-name="T111">have</text:span> to decouple the display engine from the audio driver in such a way that the audio driver won't get stuck (even if the display engine is frozen) <text:span text:style-name="T111">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3021144551415119568" text:style-name="L3">
        <text:list-item>
          <text:p text:style-name="P135"><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64">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36"><text:span text:style-name="Emphasis">We have to </text:span><text:span text:style-name="Emphasis"><text:span text:style-name="T112">protect against </text:span></text:span><text:span text:style-name="Emphasis">priority inversion</text:span><text:span text:style-name="T10"> where the low priority thread (display engine) blocks the high priority thread (audio driver). </text:span></text:p>
        </text:list-item>
        <text:list-item>
          <text:p text:style-name="P136"><text:span text:style-name="T112">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37"><text:span text:style-name="T112">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79" text:outline-level="1"><text:bookmark-start text:name="__RefHeading__7319_82437932"/>Multithreading<text:bookmark-end text:name="__RefHeading__7319_82437932"/></text:h>
      <text:p text:style-name="P18"><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19"><draw:frame draw:style-name="fr5" draw:name="Image11" text:anchor-type="paragraph" svg:x="0.048cm" svg:y="0.261cm" svg:width="13.511cm" svg:height="6.389cm" draw:z-index="4"><draw:image xlink:href="Pictures/10000000000002A90000014275CD7728.png" xlink:type="simple" xlink:show="embed" xlink:actuate="onLoad"/></draw:frame><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65"><text:span text:style-name="T50">Note that, in this program, </text:span><text:span text:style-name="Source_20_Text"><text:span text:style-name="T50">push</text:span></text:span><text:span text:style-name="T50"> and </text:span><text:span text:style-name="Source_20_Text"><text:span text:style-name="T50">pop</text:span></text:span> <text:span text:style-name="T50">just increment/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Push() and Pop() are executed at arbitrary times. The producer and consumer just tread on each other's toes. <text:span text:style-name="T51">The result is messed up data.</text:span></text:p>
      <text:list xml:id="list11935018876637" text:continue-list="list11935779331048" text:style-name="Numbering_20_3">
        <text:list-item>
          <text:p text:style-name="P191">Entering Push (). <text:s/>Number: 0</text:p>
        </text:list-item>
        <text:list-item>
          <text:p text:style-name="P191">Entering Pop <text:s/>(). <text:s/>Number: 0 <text:s text:c="4"/><text:span text:style-name="T51">&lt;--- Pop() should not be executed here.</text:span></text:p>
        </text:list-item>
        <text:list-item>
          <text:p text:style-name="P191">Exiting <text:s/>Push (). <text:s/>Number: 0 <text:s text:c="4"/><text:span text:style-name="T51">&lt;--- Number should be 1.</text:span></text:p>
        </text:list-item>
        <text:list-item>
          <text:p text:style-name="P191">Exiting <text:s/>Pop <text:s/>(). <text:s/>Number: 0</text:p>
        </text:list-item>
        <text:list-item>
          <text:p text:style-name="P191">Entering Push (). <text:s/>Number: 0 </text:p>
        </text:list-item>
        <text:list-item>
          <text:p text:style-name="P192">Entering Pop <text:s/>(). <text:s/>Number: 1</text:p>
        </text:list-item>
        <text:list-item>
          <text:p text:style-name="P191">Exiting <text:s/>Push (). <text:s/>Number: 0 </text:p>
        </text:list-item>
        <text:list-item>
          <text:p text:style-name="P191">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1936389519193"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3">The <text:span text:style-name="Source_20_Text">synchronized</text:span> keyword <text:span text:style-name="T58">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3"><text:span text:style-name="T113">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unsafe</text:span></text:span><text:span text:style-name="T58">. This forces the producer and the consumer to wait for each other, ensuring data integrity.</text:span></text:p>
      <text:h text:style-name="P188"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4">(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04">package ppm_java._dev.concept.example.multithread.wait;</text:p>
      <text:p text:style-name="P104"/>
      <text:p text:style-name="P104">public class THouse</text:p>
      <text:p text:style-name="P104">{</text:p>
      <text:p text:style-name="P104"><text:s text:c="4"/>private static final int <text:s text:c="7"/>gkNumVisitors <text:s text:c="2"/>= 5;</text:p>
      <text:p text:style-name="P104"><text:s text:c="4"/>private static final long <text:s text:c="6"/>gkTimeAudience <text:s/>= 1000;</text:p>
      <text:p text:style-name="P104"><text:s text:c="4"/></text:p>
      <text:p text:style-name="P104"><text:s text:c="4"/>public static void main (String[] args)</text:p>
      <text:p text:style-name="P104"><text:s text:c="4"/>{</text:p>
      <text:p text:style-name="P104"><text:s text:c="8"/>THouse <text:s text:c="13"/>house;</text:p>
      <text:p text:style-name="P104"><text:s text:c="8"/></text:p>
      <text:p text:style-name="P104"><text:s text:c="8"/>house = new THouse ();</text:p>
      <text:p text:style-name="P104"><text:s text:c="8"/>house.GetMeSomeVisitors ();</text:p>
      <text:p text:style-name="P104"><text:s text:c="4"/>}</text:p>
      <text:p text:style-name="P104"><text:s text:c="4"/></text:p>
      <text:p text:style-name="P104"><text:s text:c="4"/>private TVisitor[] <text:s text:c="13"/>fVisitors;</text:p>
      <text:p text:style-name="P104"><text:s text:c="4"/></text:p>
      <text:p text:style-name="P104"><text:s text:c="4"/>public THouse ()</text:p>
      <text:p text:style-name="P104"><text:s text:c="4"/>{</text:p>
      <text:p text:style-name="P104"><text:s text:c="8"/>int i;</text:p>
      <text:p text:style-name="P104"><text:s text:c="8"/></text:p>
      <text:p text:style-name="P104"><text:s text:c="8"/>fVisitors = new TVisitor [gkNumVisitors];</text:p>
      <text:p text:style-name="P104"><text:s text:c="8"/>for (i = 0; i &lt; gkNumVisitors; i++)</text:p>
      <text:p text:style-name="P104"><text:s text:c="8"/>{</text:p>
      <text:p text:style-name="P104"><text:s text:c="12"/>fVisitors[i] = new TVisitor (this, i);</text:p>
      <text:p text:style-name="P104"><text:s text:c="8"/>}</text:p>
      <text:p text:style-name="P104"><text:s text:c="4"/>}</text:p>
      <text:p text:style-name="P104"><text:s text:c="4"/></text:p>
      <text:p text:style-name="P104"><text:s text:c="4"/>public void GetMeSomeVisitors ()</text:p>
      <text:p text:style-name="P104"><text:s text:c="4"/>{</text:p>
      <text:p text:style-name="P104"><text:s text:c="8"/>int i;</text:p>
      <text:p text:style-name="P104"><text:s text:c="8"/></text:p>
      <text:p text:style-name="P104"><text:s text:c="8"/>for (i = 0; i &lt; gkNumVisitors; i++)</text:p>
      <text:p text:style-name="P104"><text:s text:c="8"/>{</text:p>
      <text:p text:style-name="P104"><text:s text:c="12"/>fVisitors[i].start ();</text:p>
      <text:p text:style-name="P104"><text:s text:c="8"/>}</text:p>
      <text:p text:style-name="P104"><text:s text:c="4"/>}</text:p>
      <text:p text:style-name="P104"/>
      <text:p text:style-name="P104"><text:s text:c="4"/>public synchronized void Visit (int id)</text:p>
      <text:p text:style-name="P104"><text:s text:c="4"/>{</text:p>
      <text:p text:style-name="P104"><text:s text:c="8"/>try {Thread.sleep (gkTimeAudience);} catch (InterruptedException e) {}</text:p>
      <text:p text:style-name="P104"><text:s text:c="4"/>}</text:p>
      <text:p text:style-name="P104">}</text:p>
      <text:p text:style-name="P103"/>
      <text:p text:style-name="Caption">Visitor:</text:p>
      <text:p text:style-name="P101"/>
      <text:p text:style-name="P104">package ppm_java._dev.concept.example.multithread.wait;</text:p>
      <text:p text:style-name="P104"/>
      <text:p text:style-name="P104">class TVisitor extends Thread</text:p>
      <text:p text:style-name="P104">{</text:p>
      <text:p text:style-name="P104"><text:s text:c="4"/>private THouse <text:s text:c="17"/>fHouse;</text:p>
      <text:p text:style-name="P104"><text:s text:c="4"/>private int <text:s text:c="20"/>fID;</text:p>
      <text:p text:style-name="P104"><text:s text:c="4"/>private String <text:s text:c="17"/>fPreamble;</text:p>
      <text:p text:style-name="P104"><text:s text:c="4"/></text:p>
      <text:p text:style-name="P104"><text:s text:c="4"/>public TVisitor (THouse house, int id)</text:p>
      <text:p text:style-name="P104"><text:s text:c="4"/>{</text:p>
      <text:p text:style-name="P104"><text:s text:c="8"/>fHouse <text:s text:c="9"/>= house;</text:p>
      <text:p text:style-name="P104"><text:s text:c="8"/>fID <text:s text:c="12"/>= id;</text:p>
      <text:p text:style-name="P104"><text:s text:c="8"/>fPreamble <text:s text:c="6"/>= "Visitor #" + fID;</text:p>
      <text:p text:style-name="P104"><text:s text:c="4"/>}</text:p>
      <text:p text:style-name="P104"/>
      <text:p text:style-name="P104"><text:s text:c="4"/>public void run ()</text:p>
      <text:p text:style-name="P104"><text:s text:c="4"/>{</text:p>
      <text:p text:style-name="P104"><text:s text:c="8"/>long <text:s text:c="11"/>t0;</text:p>
      <text:p text:style-name="P104"><text:s text:c="8"/>long <text:s text:c="11"/>t1;</text:p>
      <text:p text:style-name="P104"><text:s text:c="8"/>long <text:s text:c="11"/>dT;</text:p>
      <text:p text:style-name="P104"/>
      <text:p text:style-name="P104"><text:s text:c="8"/>t0 = System.currentTimeMillis ();</text:p>
      <text:p text:style-name="P104"><text:s text:c="8"/>fHouse.Visit (fID);</text:p>
      <text:p text:style-name="P104"><text:s text:c="8"/>t1 = System.currentTimeMillis ();</text:p>
      <text:p text:style-name="P104"><text:s text:c="8"/>dT = t1 - t0;</text:p>
      <text:p text:style-name="P104"><text:s text:c="8"/></text:p>
      <text:p text:style-name="P104"><text:s text:c="8"/>System.out.println (fPreamble + ": Had an audience! Time spent: " + dT + "ms.");</text:p>
      <text:p text:style-name="P104"><text:s text:c="4"/>}</text:p>
      <text:p text:style-name="P104">}</text:p>
      <text:p text:style-name="P102"/>
      <text:p text:style-name="P34">A group of visitors would like to visit a house <text:span text:style-name="T66">to have an audience with the home owner</text:span>. <text:span text:style-name="T67">The owner </text:span><text:soft-page-break/><text:span text:style-name="T67">speaks to one </text:span>visitor a time, <text:span text:style-name="T115">for exactly one second</text:span>. All others have to wait. Unfortunately, the output shows excessive waiting times for most visitors:</text:p>
      <text:list xml:id="list11935034136069" text:continue-numbering="true" text:style-name="Numbering_20_3">
        <text:list-item>
          <text:p text:style-name="P193">Visitor #0: Had an audience! Time spent: 1000ms. <text:s text:c="3"/><text:span text:style-name="T78">&lt;--- Thread #0 has a great deal: Zero wait time!</text:span></text:p>
        </text:list-item>
        <text:list-item>
          <text:p text:style-name="P193">Visitor #4: Had an audience! Time spent: 2000ms.</text:p>
        </text:list-item>
        <text:list-item>
          <text:p text:style-name="P193">Visitor #3: Had an audience! Time spent: 3000ms.</text:p>
        </text:list-item>
        <text:list-item>
          <text:p text:style-name="P193">Visitor #2: Had an audience! Time spent: 4000ms.</text:p>
        </text:list-item>
        <text:list-item>
          <text:p text:style-name="P193">Visitor #1: Had an audience! Time spent: 5001ms. <text:s text:c="3"/><text:span text:style-name="T78">&lt;--- Thread #1 has the worst deal: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66">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01"/>
      <text:p text:style-name="P105">package ppm_java._dev.concept.example.multithread.waitfree;</text:p>
      <text:p text:style-name="P105"/>
      <text:p text:style-name="P105">import java.util.concurrent.atomic.AtomicInteger;</text:p>
      <text:p text:style-name="P105"/>
      <text:p text:style-name="P105">public class THouse</text:p>
      <text:p text:style-name="P105">{</text:p>
      <text:p text:style-name="P105"><text:s text:c="4"/>private static final int <text:s text:c="7"/>gkNumVisitors <text:s text:c="2"/>= 5;</text:p>
      <text:p text:style-name="P105"><text:s text:c="4"/>private static final int <text:s text:c="7"/>gkTimeAudience <text:s/>= 1000;</text:p>
      <text:p text:style-name="P105"><text:s text:c="4"/>private static final int <text:s text:c="7"/>gkLocked <text:s text:c="7"/>= 1;</text:p>
      <text:p text:style-name="P105"><text:s text:c="4"/>private static final int <text:s text:c="7"/>gkUnlocked <text:s text:c="5"/>= 0;</text:p>
      <text:p text:style-name="P105"><text:s text:c="4"/></text:p>
      <text:p text:style-name="P105"><text:s text:c="4"/>public static void main (String[] args)</text:p>
      <text:p text:style-name="P105"><text:s text:c="4"/>{</text:p>
      <text:p text:style-name="P105"><text:s text:c="8"/>THouse <text:s text:c="13"/>house;</text:p>
      <text:p text:style-name="P105"><text:s text:c="8"/></text:p>
      <text:p text:style-name="P105"><text:s text:c="8"/>house = new THouse ();</text:p>
      <text:p text:style-name="P105"><text:s text:c="8"/>house.GetMeSomeVisitors ();</text:p>
      <text:p text:style-name="P105"><text:s text:c="4"/>}</text:p>
      <text:p text:style-name="P105"><text:s text:c="4"/></text:p>
      <text:p text:style-name="P105"><text:s text:c="4"/><text:span text:style-name="T52">private AtomicInteger <text:s text:c="10"/>fState;</text:span></text:p>
      <text:p text:style-name="P105"><text:s text:c="4"/>private TVisitor[] <text:s text:c="13"/>fVisitors;</text:p>
      <text:p text:style-name="P105"><text:s text:c="4"/></text:p>
      <text:p text:style-name="P105"><text:s text:c="4"/>public THouse ()</text:p>
      <text:p text:style-name="P105"><text:s text:c="4"/>{</text:p>
      <text:p text:style-name="P105"><text:s text:c="8"/>int i;</text:p>
      <text:p text:style-name="P105"><text:s text:c="8"/></text:p>
      <text:p text:style-name="P105"><text:s text:c="8"/><text:span text:style-name="T52">fState <text:s text:c="3"/>= new AtomicInteger (gkUnlocked);</text:span> <text:s/></text:p>
      <text:p text:style-name="P105"><text:s text:c="8"/>fVisitors = new TVisitor [gkNumVisitors];</text:p>
      <text:p text:style-name="P105"><text:s text:c="8"/>for (i = 0; i &lt; gkNumVisitors; i++)</text:p>
      <text:p text:style-name="P105"><text:s text:c="8"/>{</text:p>
      <text:p text:style-name="P105"><text:s text:c="12"/>fVisitors[i] = new TVisitor (this, i);</text:p>
      <text:p text:style-name="P105"><text:s text:c="8"/>}</text:p>
      <text:p text:style-name="P105"><text:s text:c="4"/>}</text:p>
      <text:p text:style-name="P105"><text:s text:c="4"/></text:p>
      <text:p text:style-name="P105"><text:s text:c="4"/>public void GetMeSomeVisitors ()</text:p>
      <text:p text:style-name="P105"><text:s text:c="4"/>{</text:p>
      <text:p text:style-name="P105"><text:s text:c="8"/>int i;</text:p>
      <text:p text:style-name="P105"><text:s text:c="8"/></text:p>
      <text:p text:style-name="P105"><text:s text:c="8"/>for (i = 0; i &lt; gkNumVisitors; i++)</text:p>
      <text:p text:style-name="P105"><text:s text:c="8"/>{</text:p>
      <text:p text:style-name="P105"><text:s text:c="12"/>fVisitors[i].start ();</text:p>
      <text:p text:style-name="P105"><text:s text:c="8"/>}</text:p>
      <text:p text:style-name="P105"><text:s text:c="4"/>}</text:p>
      <text:p text:style-name="P105"/>
      <text:p text:style-name="P105"><text:s text:c="4"/>public boolean Visit (int id)</text:p>
      <text:p text:style-name="P105"><text:s text:c="4"/>{</text:p>
      <text:p text:style-name="P105"><text:s text:c="8"/>boolean isSuccess;</text:p>
      <text:p text:style-name="P105"><text:s text:c="8"/></text:p>
      <text:p text:style-name="P105"><text:s text:c="8"/><text:span text:style-name="T52">isSuccess = fState.compareAndSet (gkUnlocked, gkLocked);</text:span></text:p>
      <text:p text:style-name="P105"><text:s text:c="8"/><text:span text:style-name="T52">if (isSuccess)</text:span></text:p>
      <text:p text:style-name="P105"><text:s text:c="8"/><text:span text:style-name="T52">{</text:span></text:p>
      <text:p text:style-name="P105"><text:s text:c="12"/>try {Thread.sleep (gkTimeAudience);} catch (InterruptedException e) {}</text:p>
      <text:p text:style-name="P105"><text:s text:c="12"/><text:span text:style-name="T52">fState.getAndSet (gkUnlocked); <text:s text:c="7"/>// </text:span><text:span text:style-name="T53">atomic setting</text:span></text:p>
      <text:p text:style-name="P105"><text:s text:c="8"/><text:span text:style-name="T52">}</text:span></text:p>
      <text:p text:style-name="P105"><text:s text:c="8"/></text:p>
      <text:p text:style-name="P105"><text:s text:c="8"/>return isSuccess;</text:p>
      <text:p text:style-name="P105"><text:s text:c="4"/>}</text:p>
      <text:p text:style-name="P105">}</text:p>
      <text:p text:style-name="P101"/>
      <text:p text:style-name="P123">Visitor:</text:p>
      <text:p text:style-name="P117"/>
      <text:p text:style-name="P106">package ppm_java._dev.concept.example.multithread.waitfree;</text:p>
      <text:p text:style-name="P106"/>
      <text:p text:style-name="P106">class TVisitor extends Thread</text:p>
      <text:p text:style-name="P106">{</text:p>
      <text:p text:style-name="P106"><text:s text:c="4"/>private THouse <text:s text:c="17"/>fHouse;</text:p>
      <text:p text:style-name="P106"><text:s text:c="4"/>private int <text:s text:c="20"/>fID;</text:p>
      <text:p text:style-name="P106"><text:s text:c="4"/>private String <text:s text:c="17"/>fPreamble;</text:p>
      <text:p text:style-name="P106"><text:s text:c="4"/></text:p>
      <text:p text:style-name="P106"><text:s text:c="4"/>public TVisitor (THouse house, int id)</text:p>
      <text:p text:style-name="P106"><text:s text:c="4"/>{</text:p>
      <text:p text:style-name="P106"><text:s text:c="8"/>fHouse <text:s text:c="9"/>= house;</text:p>
      <text:p text:style-name="P106"><text:s text:c="8"/>fID <text:s text:c="12"/>= id;</text:p>
      <text:p text:style-name="P106"><text:s text:c="8"/>fPreamble <text:s text:c="6"/>= "Visitor: " + fID;</text:p>
      <text:p text:style-name="P106"><text:s text:c="4"/>}</text:p>
      <text:p text:style-name="P106"><text:s text:c="4"/></text:p>
      <text:p text:style-name="P106"><text:s text:c="4"/>public void run ()</text:p>
      <text:p text:style-name="P106"><text:s text:c="4"/>{</text:p>
      <text:p text:style-name="P106"><text:s text:c="8"/>long <text:s text:c="11"/>t0;</text:p>
      <text:p text:style-name="P106"><text:soft-page-break/><text:s text:c="8"/>long <text:s text:c="11"/>t1;</text:p>
      <text:p text:style-name="P106"><text:s text:c="8"/>long <text:s text:c="11"/>dT;</text:p>
      <text:p text:style-name="P106"><text:s text:c="8"/>long <text:s text:c="11"/>tTot;</text:p>
      <text:p text:style-name="P106"><text:s text:c="8"/>boolean <text:s text:c="8"/>isSuccess;</text:p>
      <text:p text:style-name="P106"/>
      <text:p text:style-name="P106"><text:s text:c="8"/>tTot = 0;</text:p>
      <text:p text:style-name="P106"><text:s text:c="8"/>do</text:p>
      <text:p text:style-name="P106"><text:s text:c="8"/>{</text:p>
      <text:p text:style-name="P106"><text:s text:c="12"/>t0 <text:s text:c="7"/>= System.currentTimeMillis ();</text:p>
      <text:p text:style-name="P106"><text:s text:c="12"/><text:span text:style-name="T52">isSuccess = fHouse.Visit (fID); <text:s text:c="3"/>// </text:span><text:span text:style-name="T54">Costs next to no time if fHouse is busy, i.e. no suspen</text:span><text:span text:style-name="T55">ding</text:span><text:span text:style-name="T54">!</text:span></text:p>
      <text:p text:style-name="P106"><text:s text:c="12"/>t1 <text:s text:c="7"/>= System.currentTimeMillis ();</text:p>
      <text:p text:style-name="P106"><text:s text:c="12"/>dT <text:s text:c="7"/>= t1 - t0;</text:p>
      <text:p text:style-name="P106"><text:s text:c="12"/>tTot <text:s text:c="4"/>+= dT;</text:p>
      <text:p text:style-name="P106"><text:s text:c="12"/>if (isSuccess)</text:p>
      <text:p text:style-name="P106"><text:s text:c="12"/>{</text:p>
      <text:p text:style-name="P106"><text:s text:c="16"/>System.out.println (fPreamble + ": Had an audience! Time spent (total): " + tTot + "ms.");</text:p>
      <text:p text:style-name="P106"><text:s text:c="12"/>}</text:p>
      <text:p text:style-name="P106"><text:s text:c="12"/>else</text:p>
      <text:p text:style-name="P106"><text:s text:c="12"/>{</text:p>
      <text:p text:style-name="P106"><text:s text:c="16"/>// <text:span text:style-name="T69">Couldn't get an audience this time. At least, my thread is not</text:span></text:p>
      <text:p text:style-name="P107"><text:s text:c="16"/>// suspended. I'll go and do something else and try again later. </text:p>
      <text:p text:style-name="P106"><text:s text:c="16"/>try {Thread.sleep (500);} catch (InterruptedException e) {}</text:p>
      <text:p text:style-name="P106"><text:s text:c="12"/>}</text:p>
      <text:p text:style-name="P106"><text:s text:c="8"/>}</text:p>
      <text:p text:style-name="P106"><text:s text:c="8"/>while (! isSuccess);</text:p>
      <text:p text:style-name="P106"><text:s text:c="4"/>}</text:p>
      <text:p text:style-name="P106">}</text:p>
      <text:p text:style-name="P100"/>
      <text:p text:style-name="P38">The output shows that there's a lot less waiting than when using the <text:span text:style-name="Source_20_Text">synchronized</text:span> keyword. <text:span text:style-name="T68">Now, each visitor spends zero seconds of wait time</text:span><text:span text:style-name="T68"><text:note text:id="ftn8" text:note-class="footnote"><text:note-citation>8</text:note-citation><text:note-body><text:p text:style-name="P67">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11936067303848" text:continue-numbering="true" text:style-name="Numbering_20_3">
        <text:list-item>
          <text:p text:style-name="P194">Visitor: 1: Had an audience! Time spent (total): 1000ms.</text:p>
        </text:list-item>
        <text:list-item>
          <text:p text:style-name="P195">Visitor: 0: Had an audience! Time spent (total): 1000ms.</text:p>
        </text:list-item>
        <text:list-item>
          <text:p text:style-name="P195">Visitor: 2: Had an audience! Time spent (total): 1000ms.</text:p>
        </text:list-item>
        <text:list-item>
          <text:p text:style-name="P195">Visitor: 3: Had an audience! Time spent (total): 1001ms.</text:p>
        </text:list-item>
        <text:list-item>
          <text:p text:style-name="P195">Visitor: 4: Had an audience! Time spent (total): 1000ms.</text:p>
        </text:list-item>
      </text:list>
      <text:p text:style-name="P41">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39"><text:span text:style-name="T117">Besides, some sources say that synchronization is much more expensive than atomic variables as the JVM does a lot of work in the background to operate it</text:span><text:span text:style-name="T117"><text:note text:id="ftn9" text:note-class="footnote"><text:note-citation>9</text:note-citation><text:note-body><text:p text:style-name="P81"><text:span text:style-name="Internet_20_link">https://www.ibm.com/developerworks/library/j-threads1</text:span></text:p><text:p text:style-name="P82"><text:span text:style-name="Internet_20_link"><text:tab/></text:span><text:span text:style-name="Internet_20_link"><text:span text:style-name="T116">http://baptiste-wicht.com/posts/2010/09/java-concurrency-atomic-variables.html</text:span></text:span></text:p></text:note-body></text:note></text:span><text:span text:style-name="T117"> whilst atomic variables are lightweight. Therefore, atomic variables incur less of a performance penalty than the synchronization primitive.</text:span></text:p>
      <text:p text:style-name="P20"><draw:frame draw:style-name="fr5" draw:name="Image15" text:anchor-type="paragraph" svg:x="0.083cm" svg:y="0.032cm" svg:width="16.822cm" svg:height="14.43cm" draw:z-index="13"><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79">but using an AtomicInteger as lock</text:span><text:span text:style-name="T79"><text:note text:id="ftn10" text:note-class="footnote"><text:note-citation>10</text:note-citation><text:note-body><text:p text:style-name="P68">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79">:</text:span></text:p>
      <text:p text:style-name="P122"><text:soft-page-break/>Main program:</text:p>
      <text:p text:style-name="P112"/>
      <text:p text:style-name="P112">package ppm_java._dev.concept.example.multithread.waitfree_testsafe;</text:p>
      <text:p text:style-name="P112"/>
      <text:p text:style-name="P112">import java.util.concurrent.atomic.AtomicInteger;</text:p>
      <text:p text:style-name="P112"/>
      <text:p text:style-name="P112">public class TDev_Example_multithread_waitfree_safe</text:p>
      <text:p text:style-name="P112">{</text:p>
      <text:p text:style-name="P112"><text:s text:c="4"/>private static final int <text:s text:c="11"/>gkLocked <text:s text:c="7"/>= 1;</text:p>
      <text:p text:style-name="P112"><text:s text:c="4"/>private static final int <text:s text:c="11"/>gkUnlocked <text:s text:c="5"/>= 0;</text:p>
      <text:p text:style-name="P112"><text:s text:c="4"/></text:p>
      <text:p text:style-name="P112"><text:s text:c="4"/>public static void main (String[] args)</text:p>
      <text:p text:style-name="P112"><text:s text:c="4"/>{</text:p>
      <text:p text:style-name="P112"><text:s text:c="8"/>TDev_Example_multithread_waitfree_safe <text:s text:c="12"/>unsafeClient;</text:p>
      <text:p text:style-name="P112"><text:s text:c="8"/></text:p>
      <text:p text:style-name="P112"><text:s text:c="8"/>unsafeClient = new TDev_Example_multithread_waitfree_safe ();</text:p>
      <text:p text:style-name="P112"><text:s text:c="8"/>unsafeClient.start ();</text:p>
      <text:p text:style-name="P112"><text:s text:c="4"/>}</text:p>
      <text:p text:style-name="P112"><text:s text:c="4"/></text:p>
      <text:p text:style-name="P112"><text:s text:c="4"/>private AtomicInteger <text:s text:c="14"/>fState;</text:p>
      <text:p text:style-name="P112"><text:s text:c="4"/>private TThreadConsumer <text:s text:c="12"/>fConsumer;</text:p>
      <text:p text:style-name="P112"><text:s text:c="4"/>private TThreadProducer <text:s text:c="12"/>fProducer;</text:p>
      <text:p text:style-name="P112"><text:s text:c="4"/>private int <text:s text:c="24"/>fValue;</text:p>
      <text:p text:style-name="P112"><text:s text:c="4"/></text:p>
      <text:p text:style-name="P113"><text:s text:c="4"/>public TDev_Example_multithread_waitfree_safe ()</text:p>
      <text:p text:style-name="P113"><text:s text:c="4"/>{</text:p>
      <text:p text:style-name="P113"><text:s text:c="8"/>fConsumer <text:s text:c="2"/>= new TThreadConsumer (this);</text:p>
      <text:p text:style-name="P113"><text:s text:c="8"/>fProducer <text:s text:c="2"/>= new TThreadProducer (this);</text:p>
      <text:p text:style-name="P113"><text:s text:c="8"/>fValue <text:s text:c="5"/>= 0;</text:p>
      <text:p text:style-name="P113"><text:s text:c="8"/>fState <text:s text:c="5"/>= new AtomicInteger (gkUnlocked);</text:p>
      <text:p text:style-name="P113"><text:s text:c="4"/>}</text:p>
      <text:p text:style-name="P113"/>
      <text:p text:style-name="P113"><text:s text:c="4"/>public void start ()</text:p>
      <text:p text:style-name="P113"><text:s text:c="4"/>{</text:p>
      <text:p text:style-name="P113"><text:s text:c="8"/>fConsumer.start ();</text:p>
      <text:p text:style-name="P113"><text:s text:c="8"/>fProducer.start ();</text:p>
      <text:p text:style-name="P113"><text:s text:c="4"/>}</text:p>
      <text:p text:style-name="P113"><text:s text:c="4"/></text:p>
      <text:p text:style-name="P113"><text:s text:c="4"/>public boolean Pop ()</text:p>
      <text:p text:style-name="P113"><text:s text:c="4"/>{</text:p>
      <text:p text:style-name="P113"><text:s text:c="8"/>boolean success;</text:p>
      <text:p text:style-name="P113"><text:s text:c="8"/></text:p>
      <text:p text:style-name="P113"><text:s text:c="8"/>success = fState.compareAndSet (gkUnlocked, gkLocked);</text:p>
      <text:p text:style-name="P113"><text:s text:c="8"/>if (success)</text:p>
      <text:p text:style-name="P113"><text:s text:c="8"/>{</text:p>
      <text:p text:style-name="P113"><text:s text:c="12"/>System.out.println ("Entering <text:s text:c="4"/>Pop <text:s/>(). <text:s/>Number: " + fValue);</text:p>
      <text:p text:style-name="P113"><text:s text:c="12"/>if (fValue &gt; 0)</text:p>
      <text:p text:style-name="P113"><text:s text:c="12"/>{</text:p>
      <text:p text:style-name="P113"><text:s text:c="16"/>fValue--;</text:p>
      <text:p text:style-name="P113"><text:s text:c="16"/>try {Thread.sleep (500);} catch (InterruptedException e) {}</text:p>
      <text:p text:style-name="P113"><text:s text:c="12"/>}</text:p>
      <text:p text:style-name="P113"><text:s text:c="12"/>System.out.println (" <text:s text:c="3"/>Exiting <text:s/>Pop <text:s/>(). <text:s/>Number: " + fValue);</text:p>
      <text:p text:style-name="P113"><text:s text:c="12"/>fState.getAndSet (gkUnlocked);</text:p>
      <text:p text:style-name="P113"><text:s text:c="8"/>}</text:p>
      <text:p text:style-name="P113"><text:s text:c="8"/></text:p>
      <text:p text:style-name="P113"><text:s text:c="8"/>return success;</text:p>
      <text:p text:style-name="P113"><text:s text:c="4"/>}</text:p>
      <text:p text:style-name="P113"><text:s text:c="4"/></text:p>
      <text:p text:style-name="P113"><text:s text:c="4"/>public boolean Push ()</text:p>
      <text:p text:style-name="P113"><text:s text:c="4"/>{</text:p>
      <text:p text:style-name="P113"><text:s text:c="8"/>boolean success;</text:p>
      <text:p text:style-name="P113"><text:s text:c="8"/></text:p>
      <text:p text:style-name="P113"><text:s text:c="8"/>success = fState.compareAndSet (gkUnlocked, gkLocked);</text:p>
      <text:p text:style-name="P113"><text:s text:c="8"/>if (success)</text:p>
      <text:p text:style-name="P113"><text:s text:c="8"/>{</text:p>
      <text:p text:style-name="P113"><text:s text:c="12"/>System.out.println ("Entering <text:s text:c="4"/>Push (). <text:s/>Number: " + fValue);</text:p>
      <text:p text:style-name="P113"><text:s text:c="12"/>if (fValue &lt; 1)</text:p>
      <text:p text:style-name="P113"><text:s text:c="12"/>{</text:p>
      <text:p text:style-name="P113"><text:s text:c="16"/>fValue++;</text:p>
      <text:p text:style-name="P113"><text:s text:c="16"/>try {Thread.sleep (500);} catch (InterruptedException e) {}</text:p>
      <text:p text:style-name="P113"><text:s text:c="12"/>}</text:p>
      <text:p text:style-name="P113"><text:s text:c="12"/>System.out.println (" <text:s text:c="3"/>Exiting <text:s/>Push (). <text:s/>Number: " + fValue);</text:p>
      <text:p text:style-name="P113"><text:s text:c="12"/>fState.getAndSet (gkUnlocked);</text:p>
      <text:p text:style-name="P113"><text:s text:c="8"/>}</text:p>
      <text:p text:style-name="P113"><text:s text:c="8"/></text:p>
      <text:p text:style-name="P113"><text:s text:c="8"/>return success;</text:p>
      <text:p text:style-name="P113"><text:s text:c="4"/>}</text:p>
      <text:p text:style-name="P113">}</text:p>
      <text:p text:style-name="P118"/>
      <text:p text:style-name="Caption">Producer:</text:p>
      <text:p text:style-name="P115"><text:soft-page-break/></text:p>
      <text:p text:style-name="P114">package ppm_java._dev.concept.example.multithread.waitfree_testsafe;</text:p>
      <text:p text:style-name="P114"/>
      <text:p text:style-name="P114">/**</text:p>
      <text:p text:style-name="P114"><text:s/>* @author peter</text:p>
      <text:p text:style-name="P114"><text:s/>*/</text:p>
      <text:p text:style-name="P114">class TThreadProducer extends Thread</text:p>
      <text:p text:style-name="P114">{</text:p>
      <text:p text:style-name="P114"><text:s text:c="4"/>private TDev_Example_multithread_waitfree_safe <text:s text:c="12"/>fHost;</text:p>
      <text:p text:style-name="P114"><text:s text:c="4"/></text:p>
      <text:p text:style-name="P114"><text:s text:c="4"/>/**</text:p>
      <text:p text:style-name="P114"><text:s text:c="5"/>* </text:p>
      <text:p text:style-name="P114"><text:s text:c="5"/>*/</text:p>
      <text:p text:style-name="P114"><text:s text:c="4"/>public TThreadProducer (TDev_Example_multithread_waitfree_safe host)</text:p>
      <text:p text:style-name="P114"><text:s text:c="4"/>{</text:p>
      <text:p text:style-name="P114"><text:s text:c="8"/>fHost = host;</text:p>
      <text:p text:style-name="P114"><text:s text:c="4"/>}</text:p>
      <text:p text:style-name="P114"/>
      <text:p text:style-name="P114"><text:s text:c="4"/>@Override</text:p>
      <text:p text:style-name="P114"><text:s text:c="4"/>public void run ()</text:p>
      <text:p text:style-name="P114"><text:s text:c="4"/>{</text:p>
      <text:p text:style-name="P114"><text:s text:c="8"/>int <text:s text:c="8"/>i;</text:p>
      <text:p text:style-name="P114"><text:s text:c="8"/>int <text:s text:c="8"/>delay;</text:p>
      <text:p text:style-name="P114"><text:s text:c="8"/>boolean <text:s text:c="4"/>success;</text:p>
      <text:p text:style-name="P114"><text:s text:c="8"/></text:p>
      <text:p text:style-name="P114"><text:s text:c="8"/>delay = 0;</text:p>
      <text:p text:style-name="P114"><text:s text:c="8"/>for (i = 1; i &lt;= 10; i++)</text:p>
      <text:p text:style-name="P114"><text:s text:c="8"/>{</text:p>
      <text:p text:style-name="P114"><text:s text:c="12"/>delay += 10;</text:p>
      <text:p text:style-name="P114"><text:s text:c="12"/>do</text:p>
      <text:p text:style-name="P114"><text:s text:c="12"/>{</text:p>
      <text:p text:style-name="P114"><text:s text:c="16"/>success = fHost.Push ();</text:p>
      <text:p text:style-name="P114"><text:s text:c="16"/>try {Thread.sleep (delay);} catch (InterruptedException e) {}</text:p>
      <text:p text:style-name="P114"><text:s text:c="12"/>} while (! success);</text:p>
      <text:p text:style-name="P114"><text:s text:c="8"/>}</text:p>
      <text:p text:style-name="P114"><text:s text:c="8"/></text:p>
      <text:p text:style-name="P114"><text:s text:c="8"/>System.out.println ("Producer finished!");</text:p>
      <text:p text:style-name="P114"><text:s text:c="4"/>}</text:p>
      <text:p text:style-name="P114">}</text:p>
      <text:p text:style-name="P115"/>
      <text:p text:style-name="P122">Consumer:</text:p>
      <text:p text:style-name="P115"/>
      <text:p text:style-name="P114">package ppm_java._dev.concept.example.multithread.waitfree_testsafe;</text:p>
      <text:p text:style-name="P114"/>
      <text:p text:style-name="P114">/**</text:p>
      <text:p text:style-name="P114"><text:s/>* @author peter</text:p>
      <text:p text:style-name="P114"><text:s/>*/</text:p>
      <text:p text:style-name="P114">class TThreadConsumer extends Thread</text:p>
      <text:p text:style-name="P114">{</text:p>
      <text:p text:style-name="P114"><text:s text:c="4"/>private TDev_Example_multithread_waitfree_safe <text:s text:c="12"/>fHost;</text:p>
      <text:p text:style-name="P114"><text:s text:c="4"/></text:p>
      <text:p text:style-name="P114"><text:s text:c="4"/>/**</text:p>
      <text:p text:style-name="P114"><text:s text:c="5"/>* </text:p>
      <text:p text:style-name="P114"><text:s text:c="5"/>*/</text:p>
      <text:p text:style-name="P114"><text:s text:c="4"/>public TThreadConsumer (TDev_Example_multithread_waitfree_safe host)</text:p>
      <text:p text:style-name="P114"><text:s text:c="4"/>{</text:p>
      <text:p text:style-name="P114"><text:s text:c="8"/>fHost = host;</text:p>
      <text:p text:style-name="P114"><text:s text:c="4"/>}</text:p>
      <text:p text:style-name="P114"><text:s text:c="4"/></text:p>
      <text:p text:style-name="P114"><text:s text:c="4"/>@Override</text:p>
      <text:p text:style-name="P114"><text:s text:c="4"/>public void run ()</text:p>
      <text:p text:style-name="P114"><text:s text:c="4"/>{</text:p>
      <text:p text:style-name="P114"><text:s text:c="8"/>int <text:s text:c="8"/>i;</text:p>
      <text:p text:style-name="P114"><text:s text:c="8"/>int <text:s text:c="8"/>delay;</text:p>
      <text:p text:style-name="P114"><text:s text:c="8"/>boolean <text:s text:c="4"/>success;</text:p>
      <text:p text:style-name="P114"><text:s text:c="8"/></text:p>
      <text:p text:style-name="P114"><text:s text:c="8"/>delay = 200;</text:p>
      <text:p text:style-name="P114"><text:s text:c="8"/>for (i = 1; i &lt;= 10; i++)</text:p>
      <text:p text:style-name="P114"><text:s text:c="8"/>{</text:p>
      <text:p text:style-name="P114"><text:s text:c="12"/>delay -= 10;</text:p>
      <text:p text:style-name="P114"><text:s text:c="12"/>do</text:p>
      <text:p text:style-name="P114"><text:s text:c="12"/>{</text:p>
      <text:p text:style-name="P114"><text:s text:c="16"/>success = fHost.Pop ();</text:p>
      <text:p text:style-name="P114"><text:s text:c="16"/>try {Thread.sleep (delay);} catch (InterruptedException e) {}</text:p>
      <text:p text:style-name="P114"><text:s text:c="12"/>} while (! success);</text:p>
      <text:p text:style-name="P114"><text:s text:c="8"/>}</text:p>
      <text:p text:style-name="P114"><text:s text:c="8"/></text:p>
      <text:p text:style-name="P114"><text:s text:c="8"/>System.out.println ("Consumer finished!");</text:p>
      <text:p text:style-name="P114"><text:s text:c="4"/>}</text:p>
      <text:p text:style-name="P114">}</text:p>
      <text:p text:style-name="P115"/>
      <text:p text:style-name="P21">The program output <text:span text:style-name="T79">shows two well behaved threads:</text:span></text:p>
      <text:list xml:id="list11935802101669" text:continue-numbering="true" text:style-name="Numbering_20_3">
        <text:list-item>
          <text:p text:style-name="P196"><text:soft-page-break/>Entering <text:s text:c="4"/>Pop <text:s/>(). <text:s/>Number: 0</text:p>
        </text:list-item>
        <text:list-item>
          <text:p text:style-name="P196"><text:s text:c="4"/>Exiting <text:s/>Pop <text:s/>(). <text:s/>Number: 0</text:p>
        </text:list-item>
        <text:list-item>
          <text:p text:style-name="P196">Entering <text:s text:c="4"/>Push (). <text:s/>Number: 0</text:p>
        </text:list-item>
        <text:list-item>
          <text:p text:style-name="P196"><text:s text:c="4"/>Exiting <text:s/>Push (). <text:s/>Number: 1</text:p>
        </text:list-item>
        <text:list-item>
          <text:p text:style-name="P196">Entering <text:s text:c="4"/>Push (). <text:s/>Number: 1</text:p>
        </text:list-item>
        <text:list-item>
          <text:p text:style-name="P196"><text:s text:c="4"/>Exiting <text:s/>Push (). <text:s/>Number: 1</text:p>
        </text:list-item>
        <text:list-item>
          <text:p text:style-name="P196">Entering <text:s text:c="4"/>Push (). <text:s/>Number: 1</text:p>
        </text:list-item>
        <text:list-item>
          <text:p text:style-name="P196"><text:s text:c="4"/>Exiting <text:s/>Push (). <text:s/>Number: 1</text:p>
        </text:list-item>
        <text:list-item>
          <text:p text:style-name="P196">Entering <text:s text:c="4"/>Pop <text:s/>(). <text:s/>Number: 1</text:p>
        </text:list-item>
        <text:list-item>
          <text:p text:style-name="P196"><text:s text:c="4"/>Exiting <text:s/>Pop <text:s/>(). <text:s/>Number: 0</text:p>
        </text:list-item>
        <text:list-item>
          <text:p text:style-name="P196">Entering <text:s text:c="4"/>Push (). <text:s/>Number: 0</text:p>
        </text:list-item>
        <text:list-item>
          <text:p text:style-name="P196"><text:s text:c="4"/>Exiting <text:s/>Push (). <text:s/>Number: 1</text:p>
        </text:list-item>
        <text:list-item>
          <text:p text:style-name="P196">Entering <text:s text:c="4"/>Pop <text:s/>(). <text:s/>Number: 1</text:p>
        </text:list-item>
        <text:list-item>
          <text:p text:style-name="P196"><text:s text:c="4"/>Exiting <text:s/>Pop <text:s/>(). <text:s/>Number: 0</text:p>
        </text:list-item>
        <text:list-item>
          <text:p text:style-name="P196">Entering <text:s text:c="4"/>Push (). <text:s/>Number: 0</text:p>
        </text:list-item>
        <text:list-item>
          <text:p text:style-name="P196"><text:s text:c="4"/>Exiting <text:s/>Push (). <text:s/>Number: 1</text:p>
        </text:list-item>
        <text:list-item>
          <text:p text:style-name="P196">Entering <text:s text:c="4"/>Push (). <text:s/>Number: 1</text:p>
        </text:list-item>
        <text:list-item>
          <text:p text:style-name="P196"><text:s text:c="4"/>Exiting <text:s/>Push (). <text:s/>Number: 1</text:p>
        </text:list-item>
        <text:list-item>
          <text:p text:style-name="P196">Entering <text:s text:c="4"/>Push (). <text:s/>Number: 1</text:p>
        </text:list-item>
        <text:list-item>
          <text:p text:style-name="P196"><text:s text:c="4"/>Exiting <text:s/>Push (). <text:s/>Number: 1</text:p>
        </text:list-item>
        <text:list-item>
          <text:p text:style-name="P196">Entering <text:s text:c="4"/>Pop <text:s/>(). <text:s/>Number: 1</text:p>
        </text:list-item>
        <text:list-item>
          <text:p text:style-name="P196"><text:s text:c="4"/>Exiting <text:s/>Pop <text:s/>(). <text:s/>Number: 0</text:p>
        </text:list-item>
        <text:list-item>
          <text:p text:style-name="P196">Entering <text:s text:c="4"/>Push (). <text:s/>Number: 0</text:p>
        </text:list-item>
        <text:list-item>
          <text:p text:style-name="P196"><text:s text:c="4"/>Exiting <text:s/>Push (). <text:s/>Number: 1</text:p>
        </text:list-item>
        <text:list-item>
          <text:p text:style-name="P196">Entering <text:s text:c="4"/>Pop <text:s/>(). <text:s/>Number: 1</text:p>
        </text:list-item>
        <text:list-item>
          <text:p text:style-name="P196"><text:s text:c="4"/>Exiting <text:s/>Pop <text:s/>(). <text:s/>Number: 0</text:p>
        </text:list-item>
        <text:list-item>
          <text:p text:style-name="P196">Entering <text:s text:c="4"/>Push (). <text:s/>Number: 0</text:p>
        </text:list-item>
        <text:list-item>
          <text:p text:style-name="P196"><text:s text:c="4"/>Exiting <text:s/>Push (). <text:s/>Number: 1</text:p>
        </text:list-item>
        <text:list-item>
          <text:p text:style-name="P196">Entering <text:s text:c="4"/>Pop <text:s/>(). <text:s/>Number: 1</text:p>
        </text:list-item>
        <text:list-item>
          <text:p text:style-name="P196"><text:s text:c="4"/>Exiting <text:s/>Pop <text:s/>(). <text:s/>Number: 0</text:p>
        </text:list-item>
        <text:list-item>
          <text:p text:style-name="P196">Entering <text:s text:c="4"/>Push (). <text:s/>Number: 0</text:p>
        </text:list-item>
        <text:list-item>
          <text:p text:style-name="P196"><text:s text:c="4"/>Exiting <text:s/>Push (). <text:s/>Number: 1</text:p>
        </text:list-item>
        <text:list-item>
          <text:p text:style-name="P196">Entering <text:s text:c="4"/>Pop <text:s/>(). <text:s/>Number: 1</text:p>
        </text:list-item>
        <text:list-item>
          <text:p text:style-name="P196">Producer finished!</text:p>
        </text:list-item>
        <text:list-item>
          <text:p text:style-name="P196"><text:s text:c="4"/>Exiting <text:s/>Pop <text:s/>(). <text:s/>Number: 0</text:p>
        </text:list-item>
        <text:list-item>
          <text:p text:style-name="P196">Entering <text:s text:c="4"/>Pop <text:s/>(). <text:s/>Number: 0</text:p>
        </text:list-item>
        <text:list-item>
          <text:p text:style-name="P196"><text:s text:c="4"/>Exiting <text:s/>Pop <text:s/>(). <text:s/>Number: 0</text:p>
        </text:list-item>
        <text:list-item>
          <text:p text:style-name="P196">Entering <text:s text:c="4"/>Pop <text:s/>(). <text:s/>Number: 0</text:p>
        </text:list-item>
        <text:list-item>
          <text:p text:style-name="P196"><text:s text:c="4"/>Exiting <text:s/>Pop <text:s/>(). <text:s/>Number: 0</text:p>
        </text:list-item>
        <text:list-item>
          <text:p text:style-name="P196">Entering <text:s text:c="4"/>Pop <text:s/>(). <text:s/>Number: 0</text:p>
        </text:list-item>
        <text:list-item>
          <text:p text:style-name="P196"><text:s text:c="4"/>Exiting <text:s/>Pop <text:s/>(). <text:s/>Number: 0</text:p>
        </text:list-item>
        <text:list-item>
          <text:p text:style-name="P196">Consumer finished!</text:p>
        </text:list-item>
      </text:list>
      <text:p text:style-name="P22"><text:span text:style-name="T80">In </text:span>Summary: How to replace <text:span text:style-name="Source_20_Text">synchronized</text:span> with a functionally equivalent wait-free lock<text:note text:id="ftn11" text:note-class="footnote"><text:note-citation>11</text:note-citation><text:note-body><text:p text:style-name="P69">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97">Synchronized</text:p>
          </table:table-cell>
          <table:table-cell table:style-name="Table3.B1" office:value-type="string">
            <text:p text:style-name="P97">Wait-free lock</text:p>
          </table:table-cell>
        </table:table-row>
        <table:table-row>
          <table:table-cell table:style-name="Table3.A2" office:value-type="string">
            <text:p text:style-name="P98">Threadsafe part:</text:p>
            <text:p text:style-name="src-listing"/>
            <text:p text:style-name="P108">public class X</text:p>
            <text:p text:style-name="P108">{</text:p>
            <text:p text:style-name="P108"><text:s text:c="4"/>public X ()</text:p>
            <text:p text:style-name="P108"><text:s text:c="4"/>{</text:p>
            <text:p text:style-name="P108"><text:s text:c="4"/>}</text:p>
            <text:p text:style-name="P108"/>
            <text:p text:style-name="P108"><text:s text:c="4"/>public synchronized void Do_Threadsafe_thing ()</text:p>
            <text:p text:style-name="P108"><text:s text:c="4"/>{</text:p>
            <text:p text:style-name="P108"><text:s text:c="8"/>/<text:span text:style-name="T81">* The payload */</text:span></text:p>
            <text:p text:style-name="P108"><text:s text:c="8"/>Do_Work ();</text:p>
            <text:p text:style-name="P108"><text:s text:c="4"/>}</text:p>
            <text:p text:style-name="P108">}</text:p>
            <text:p text:style-name="P111">0.30 cm</text:p>
          </table:table-cell>
          <table:table-cell table:style-name="Table3.B2" office:value-type="string">
            <text:p text:style-name="P98">Threadsafe part:</text:p>
            <text:p text:style-name="src-listing"/>
            <text:p text:style-name="P108">import java.util.concurrent.atomic.AtomicInteger;</text:p>
            <text:p text:style-name="P108"/>
            <text:p text:style-name="P108">public class X</text:p>
            <text:p text:style-name="P108">{</text:p>
            <text:p text:style-name="P108"><text:s text:c="4"/>private AtomicInteger <text:s text:c="14"/>fState;</text:p>
            <text:p text:style-name="P108"><text:s text:c="4"/></text:p>
            <text:p text:style-name="P108"><text:s text:c="4"/>public X ()</text:p>
            <text:p text:style-name="P108"><text:s text:c="4"/>{</text:p>
            <text:p text:style-name="P108"><text:s text:c="8"/>fState = new AtomicInteger (0);</text:p>
            <text:p text:style-name="P108"><text:s text:c="4"/>}</text:p>
            <text:p text:style-name="P108"/>
            <text:p text:style-name="P108"><text:s text:c="4"/>public boolean Do_Threadsafe_thing ()</text:p>
            <text:p text:style-name="P108"><text:s text:c="4"/>{</text:p>
            <text:p text:style-name="P108"><text:s text:c="8"/>boolean success;</text:p>
            <text:p text:style-name="P108"><text:s text:c="8"/></text:p>
            <text:p text:style-name="P108"><text:s text:c="8"/>/<text:span text:style-name="T80">* Lockdown if unlocked */</text:span></text:p>
            <text:p text:style-name="P108"><text:s text:c="8"/>success = fState.compareAndSet (0, 1);</text:p>
            <text:p text:style-name="P108"/>
            <text:p text:style-name="P108"><text:s text:c="8"/>if (success)</text:p>
            <text:p text:style-name="P108"><text:s text:c="8"/>{</text:p>
            <text:p text:style-name="P108"><text:s text:c="12"/>/<text:span text:style-name="T80">* The payload */</text:span></text:p>
            <text:p text:style-name="P108"><text:s text:c="12"/>Do_Work ();</text:p>
            <text:p text:style-name="P108"/>
            <text:p text:style-name="P108"><text:s text:c="12"/>/<text:span text:style-name="T80">* Unlock critical section */</text:span></text:p>
            <text:p text:style-name="P108"><text:s text:c="12"/>fState.getAndSet (<text:span text:style-name="T80">0</text:span>);</text:p>
            <text:p text:style-name="P108"><text:s text:c="8"/>}</text:p>
            <text:p text:style-name="P108"><text:s text:c="8"/></text:p>
            <text:p text:style-name="P108"><text:s text:c="8"/>/<text:span text:style-name="T80">* Tell client thread whether work done */</text:span></text:p>
            <text:p text:style-name="P108"><text:s text:c="8"/>return success;</text:p>
            <text:p text:style-name="P108"><text:s text:c="4"/>}</text:p>
            <text:p text:style-name="P108"><text:soft-page-break/>}</text:p>
            <text:p text:style-name="src-listing"/>
          </table:table-cell>
        </table:table-row>
        <table:table-row>
          <table:table-cell table:style-name="Table3.A2" office:value-type="string">
            <text:p text:style-name="P98">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09">}</text:p>
          </table:table-cell>
          <table:table-cell table:style-name="Table3.B2" office:value-type="string">
            <text:p text:style-name="P98">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09"><text:s text:c="12"/>try</text:p>
            <text:p text:style-name="P109"><text:s text:c="12"/>{ <text:s text:c="2"/>/<text:span text:style-name="T81">* Thread puts itself to sleep </text:span></text:p>
            <text:p text:style-name="P110"><text:s text:c="19"/>so that we don't get a</text:p>
            <text:p text:style-name="P110"><text:s text:c="19"/>runaway thread freezing the </text:p>
            <text:p text:style-name="P110"><text:s text:c="19"/>machine. */</text:p>
            <text:p text:style-name="P109"><text:s text:c="16"/>Thread.sleep (yieldTime);</text:p>
            <text:p text:style-name="P109"><text:s text:c="12"/>}</text:p>
            <text:p text:style-name="P109"><text:s text:c="12"/><text:span text:style-name="T81">catch (InterruptedException e)</text:span></text:p>
            <text:p text:style-name="P109"><text:s text:c="12"/><text:span text:style-name="T81">{</text:span></text:p>
            <text:p text:style-name="P109"><text:s text:c="12"/><text:span text:style-name="T81">}</text:span></text:p>
            <text:p text:style-name="src-listing"><text:s text:c="8"/>} while (! success);</text:p>
            <text:p text:style-name="src-listing"><text:s text:c="4"/>}</text:p>
            <text:p text:style-name="src-listing">}</text:p>
          </table:table-cell>
        </table:table-row>
      </table:table>
      <text:p text:style-name="P22"/>
      <text:h text:style-name="P180"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06">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28"><draw:frame draw:style-name="fr5" draw:name="Image16" text:anchor-type="paragraph" svg:x="0.049cm" svg:y="0.33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30">The buffer uses the mechanisms described in chapter 4 <text:span text:style-name="T85">(Multithreading)</text:span> to provide thread coordination between the producer <text:span text:style-name="T119">(audio driver)</text:span> and the consumer <text:span text:style-name="T119">(display engine)</text:span>. <text:span text:style-name="T105">The thread coordination is wait-free for the high priority thread, and classically locking for the low priority thread (using a spin lock)</text:span><text:span text:style-name="T105"><text:note text:id="ftn12" text:note-class="footnote"><text:note-citation>12</text:note-citation><text:note-body><text:p text:style-name="P85">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5">.</text:span></text:p>
      <text:h text:style-name="Heading_20_3" text:outline-level="3"><text:soft-page-break/>Data safety</text:h>
      <text:p text:style-name="P40">Due to the inner workings of the <text:span text:style-name="Source_20_Text">JJack</text:span> library the audio frames are delivered as objects of type <text:span text:style-name="Source_20_Text">java.nio.FloatBuffer</text:span>. If we pass<text:span text:style-name="T120">ed</text:span> on these objects directly to the consumer then any change done on the consumer side <text:span text:style-name="T120">would</text:span> <text:span text:style-name="T99">be </text:span>immediately mirrored on the producer side with potential side effects right up to the running <text:span text:style-name="Source_20_Text">jackd</text:span> server<text:note text:id="ftn13" text:note-class="footnote"><text:note-citation>13</text:note-citation><text:note-body><text:p text:style-name="P86"><text:span text:style-name="T121">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40"><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70"><text:span text:style-name="T122">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87">This brings it close to the “copy-on-write” technique.</text:p></text:note-body></text:note></text:span><text:span text:style-name="T82">. We have three possible copy policies (but the </text:span><text:span text:style-name="T104">third one is very risky</text:span><text:span text:style-name="T82"> and should be used very sparingly!):</text:span></text:p>
      <text:list xml:id="list3591559706271359939" text:style-name="L4">
        <text:list-item>
          <text:p text:style-name="P138"><text:span text:style-name="Source_20_Text">kCopyOnSet</text:span><text:tab/><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39"><text:span text:style-name="Source_20_Text">kCopyOnGet</text:span><text:tab/><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40"><text:span text:style-name="Source_20_Text">kNoCopy</text:span><text:tab/><text:tab/>Data won't be copied, but we pass on the original <text:span text:style-name="Source_20_Text"><text:span text:style-name="T103">FloatBuffer</text:span></text:span> objects.<text:line-break/><text:tab/><text:tab/><text:tab/>This policy is necessary in <text:span text:style-name="T103">rare</text:span> situations to prevent unnecessary<text:line-break/><text:tab/><text:tab/><text:tab/>multiple copying of data frames (e.g. when data is passed from one<text:line-break/><text:tab/><text:tab/><text:tab/>module to another). <text:span text:style-name="T52">This option should be used </text:span><text:span text:style-name="T56">very sparingly and<text:line-break/><text:tab/><text:tab/><text:tab/>carefully as it's a very risky option!</text:span></text:p>
        </text:list-item>
      </text:list>
      <text:h text:style-name="Heading_20_3" text:outline-level="3">Contention</text:h>
      <text:p text:style-name="P23">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9"><text:span text:style-name="T124">In </text:span><text:span text:style-name="Source_20_Text"><text:span text:style-name="T124">ppm-java</text:span></text:span><text:span text:style-name="T124"> c</text:span>ontention issues arise because the audio driver delivers sample chunks at one frequency and the display engine updates the display at another frequency<text:note text:id="ftn16" text:note-class="footnote"><text:note-citation>16</text:note-citation><text:note-body><text:p text:style-name="P88">It would be bad design to fix-bind the GUI update frequency to the Jack update frequency. <text:span text:style-name="T125">Saying that - we do employ a compensation scheme where we change the GUI update frequency until buffer underruns and Buffer overruns are minimized.</text:span></text:p></text:note-body></text:note>. <text:span text:style-name="T124">As result, both sides run with different schedules which will inevitably lead to conflicts.</text:span></text:p>
      <text:list xml:id="list4232763246314666324" text:style-name="L5">
        <text:list-item>
          <text:p text:style-name="P141">For the audio driver, the update frequency depends on the sample rate and the size<text:note text:id="ftn17" text:note-class="footnote"><text:note-citation>17</text:note-citation><text:note-body><text:p text:style-name="P71"><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42"><text:span text:style-name="T88">For the display engine, the update frequency is initially 30 display updates per second</text:span><text:span text:style-name="T88"><text:note text:id="ftn18" text:note-class="footnote"><text:note-citation>18</text:note-citation><text:note-body><text:p text:style-name="P72">Tthis will be modified by the contention compensation</text:p></text:note-body></text:note></text:span><text:span text:style-name="T88">.</text:span></text:p>
        </text:list-item>
      </text:list>
      <text:p text:style-name="P24"><text:span text:style-name="T88">During a </text:span><text:span text:style-name="Source_20_Text">ppm-java</text:span><text:span text:style-name="T88"> session we encounter three types of contention issues, </text:span><text:span text:style-name="T93">each of which are indicated by an appropriate counter increment</text:span><text:span text:style-name="T88">:</text:span></text:p>
      <text:list xml:id="list5425039104617884789" text:style-name="L6">
        <text:list-item>
          <text:p text:style-name="P143"><text:span text:style-name="T88">Buffer overrun. </text:span><text:span text:style-name="T91">This happens when the producer (audio driver) pushes data onto the buffer </text:span><text:soft-page-break/><text:span text:style-name="T91">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43"><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43"><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5"><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c</text:span><text:span text:style-name="T88">we use the following strategy to </text:span><text:span text:style-name="T95">resolve</text:span><text:span text:style-name="T88"> </text:span><text:span text:style-name="T96">a </text:span><text:span text:style-name="T88">contention</text:span><text:span text:style-name="T88"><text:note text:id="ftn19" text:note-class="footnote"><text:note-citation>19</text:note-citation><text:note-body><text:p text:style-name="P77">That's just the immediate dealing with a contention on the <text:span text:style-name="T70">TAtomicBuffer</text:span> side - the client has to still do additional steps to reduce contentions over time.</text:p></text:note-body></text:note></text:span><text:span text:style-name="T88">:</text:span></text:p>
      <text:list xml:id="list3298366051710271768" text:style-name="L7">
        <text:list-item>
          <text:p text:style-name="P144">Overrun.</text:p>
        </text:list-item>
      </text:list>
      <text:list xml:id="list8863790471123768598" text:style-name="L8">
        <text:list-item>
          <text:p text:style-name="P174"><text:span text:style-name="T97">Let producer s</text:span><text:span text:style-name="T88">et the new data, </text:span><text:span text:style-name="T97">discarding stale data</text:span><text:span text:style-name="T88"><text:note text:id="ftn20" text:note-class="footnote"><text:note-citation>20</text:note-citation><text:note-body><text:p text:style-name="P73">New data always takes priority over old data. Therefore we simply drop any uncollected data.</text:p></text:note-body></text:note></text:span><text:span text:style-name="T88">.</text:span></text:p>
        </text:list-item>
        <text:list-item>
          <text:p text:style-name="P175">Increment overrun counter.</text:p>
        </text:list-item>
      </text:list>
      <text:list xml:id="list8928508357827202921" text:style-name="L9">
        <text:list-item>
          <text:p text:style-name="P145">Underrun.</text:p>
        </text:list-item>
      </text:list>
      <text:list xml:id="list6853981920861061511" text:style-name="L10">
        <text:list-item>
          <text:p text:style-name="P146">Return new empty <text:span text:style-name="Source_20_Text">FloatBuffer</text:span> or <text:span text:style-name="Source_20_Text">null</text:span><text:note text:id="ftn21" text:note-class="footnote"><text:note-citation>21</text:note-citation><text:note-body><text:p text:style-name="P74">Depending on the <text:span text:style-name="T70">ifInvalidPolicy</text:span>.</text:p></text:note-body></text:note> <text:span text:style-name="T123">to the consumer</text:span>.</text:p>
        </text:list-item>
        <text:list-item>
          <text:p text:style-name="P146">Increment underrun counter.</text:p>
        </text:list-item>
      </text:list>
      <text:list xml:id="list5877077934387810471" text:style-name="L11">
        <text:list-item>
          <text:p text:style-name="P147">Thread contention.</text:p>
        </text:list-item>
      </text:list>
      <text:list xml:id="list937471080317202429" text:style-name="L12">
        <text:list-item>
          <text:p text:style-name="P148">Skip any data setting or getting, i.e.</text:p>
        </text:list-item>
      </text:list>
      <text:list xml:id="list4225875029708760981" text:style-name="L13">
        <text:list-item>
          <text:p text:style-name="P149">For the producer, drop the new data.</text:p>
        </text:list-item>
        <text:list-item>
          <text:p text:style-name="P149">For the consumer, r<text:span text:style-name="T100">eturn new empty </text:span><text:span text:style-name="Source_20_Text"><text:span text:style-name="T100">FloatBuffer</text:span></text:span><text:span text:style-name="T100"> or </text:span><text:span text:style-name="Source_20_Text"><text:span text:style-name="T100">null</text:span></text:span><text:span text:style-name="T100"><text:note text:id="ftn22" text:note-class="footnote"><text:note-citation>22</text:note-citation><text:note-body><text:p text:style-name="P75">ditto</text:p></text:note-body></text:note></text:span><text:span text:style-name="T100">.</text:span></text:p>
        </text:list-item>
      </text:list>
      <text:list xml:id="list11935859415739" text:continue-list="list937471080317202429" text:style-name="L12">
        <text:list-item>
          <text:p text:style-name="P148">Increment thread contention counter.</text:p>
        </text:list-item>
      </text:list>
      <text:p text:style-name="P26">We haven't mentioned another policy: The <text:span text:style-name="Source_20_Text">ifInvalidPolicy</text:span><text:note text:id="ftn23" text:note-class="footnote"><text:note-citation>23</text:note-citation><text:note-body><text:p text:style-name="P76">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1097805918391989593" text:style-name="L14">
        <text:list-item>
          <text:p text:style-name="P150"><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50"><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7">The <text:span text:style-name="Source_20_Text"><text:span text:style-name="T106">TAtomicBuffer</text:span></text:span><text:span text:style-name="T94"> class </text:span>can be changed to take other data items (e.g. arrays, <text:span text:style-name="Source_20_Text">ArrayList</text:span>s, ...<text:span text:style-name="T101">). It </text:span><text:soft-page-break/><text:span text:style-name="T101">could be turned into a generic class, but this will need some thought as to the API of the stored objects - any stored object would need to support deep copying.</text:span></text:p>
      <text:h text:style-name="Heading_20_3" text:outline-level="3">JJack integration</text:h>
      <text:p text:style-name="P120">We already use a dedicated library<text:note text:id="ftn24" text:note-class="footnote"><text:note-citation>24</text:note-citation><text:note-body><text:p text:style-name="P83">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7">it's straight forward to </text:span>accomodate changes to the library's API or switch to a different library entirely<text:note text:id="ftn25" text:note-class="footnote"><text:note-citation>25</text:note-citation><text:note-body><text:p text:style-name="P84"><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5"><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16"/>
      <text:p text:style-name="P116">package ppm_java._dev.concept.trial.JJack;</text:p>
      <text:p text:style-name="P116"/>
      <text:p text:style-name="P116">import... /<text:span text:style-name="T18">* Various imports */</text:span></text:p>
      <text:p text:style-name="P116"/>
      <text:p text:style-name="P116">/**</text:p>
      <text:p text:style-name="P116"><text:s/>* Loads the JJack driver, connects to a running instance of JackD and prints</text:p>
      <text:p text:style-name="P116"><text:s/>* the peak of every incoming frame to stdout.</text:p>
      <text:p text:style-name="P116"><text:s/>* </text:p>
      <text:p text:style-name="P116"><text:s/>* @author peter</text:p>
      <text:p text:style-name="P116"><text:s/>*/</text:p>
      <text:p text:style-name="P116">public class TDev_Trial_JJack_process_01 implements JJackAudioProcessor</text:p>
      <text:p text:style-name="P116">{</text:p>
      <text:p text:style-name="P116"><text:s text:c="4"/><text:span text:style-name="T16">public static void main (String[] arge) {</text:span>/<text:span text:style-name="T16">* Setup stuff... */}</text:span></text:p>
      <text:p text:style-name="P116"/>
      <text:p text:style-name="P116"><text:s text:c="4"/>private int fIFrame = 0;</text:p>
      <text:p text:style-name="P116"><text:s text:c="4"/>public TDev_Trial_JJack_process_01 ()</text:p>
      <text:p text:style-name="P116"><text:s text:c="4"/>{</text:p>
      <text:p text:style-name="P116"><text:s text:c="8"/>fIFrame = 0;</text:p>
      <text:p text:style-name="P116"><text:s text:c="4"/>}</text:p>
      <text:p text:style-name="P116"><text:s text:c="4"/></text:p>
      <text:p text:style-name="P116"><text:s text:c="4"/>public void process (JJackAudioEvent e)</text:p>
      <text:p text:style-name="P116"><text:s text:c="4"/>{</text:p>
      <text:p text:style-name="P116"><text:s text:c="8"/>FloatBuffer <text:s text:c="8"/>inBuf;</text:p>
      <text:p text:style-name="P116"><text:s text:c="8"/>int <text:s text:c="16"/>nSamples;</text:p>
      <text:p text:style-name="P116"><text:s text:c="8"/>int <text:s text:c="16"/>i;</text:p>
      <text:p text:style-name="P116"><text:s text:c="8"/>float <text:s text:c="14"/>s;</text:p>
      <text:p text:style-name="P116"><text:s text:c="8"/>float <text:s text:c="14"/>sRect;</text:p>
      <text:p text:style-name="P116"><text:s text:c="8"/>float <text:s text:c="14"/>peak;</text:p>
      <text:p text:style-name="P116"><text:s text:c="8"/></text:p>
      <text:p text:style-name="P116"/>
      <text:p text:style-name="P116"><text:s text:c="8"/>fIFrame++;</text:p>
      <text:p text:style-name="P116"><text:s text:c="8"/>inBuf <text:s text:c="6"/>= e.getInput (0);</text:p>
      <text:p text:style-name="P116"><text:s text:c="8"/>nSamples <text:s text:c="3"/>= inBuf.limit ();</text:p>
      <text:p text:style-name="P116"><text:s text:c="8"/>peak <text:s text:c="7"/>= 0;</text:p>
      <text:p text:style-name="P116"><text:s text:c="8"/>for (i = 0; i &lt; nSamples; i++)</text:p>
      <text:p text:style-name="P116"><text:s text:c="8"/>{</text:p>
      <text:p text:style-name="P116"><text:s text:c="12"/>/* Get next sample. */</text:p>
      <text:p text:style-name="P116"><text:s text:c="12"/>s = inBuf.get (i);</text:p>
      <text:p text:style-name="P116"><text:s text:c="12"/></text:p>
      <text:p text:style-name="P116"><text:s text:c="12"/>/* Rectify (i.e. mirror a negative sample to it's positive opposite). */</text:p>
      <text:p text:style-name="P116"><text:s text:c="12"/>sRect = (s &lt; 0) <text:s/>? <text:s/>-s : s;</text:p>
      <text:p text:style-name="P116"><text:s text:c="12"/></text:p>
      <text:p text:style-name="P116"><text:s text:c="12"/>/* Determine peak value. */</text:p>
      <text:p text:style-name="P116"><text:s text:c="12"/>peak = (sRect &gt; peak) <text:s/>? <text:s/>sRect : peak;</text:p>
      <text:p text:style-name="P116"><text:s text:c="8"/>}</text:p>
      <text:p text:style-name="P116"><text:s text:c="8"/>System.out.println ("Frame: " + fIFrame + "; Peak value (abs): " + peak + ".");</text:p>
      <text:p text:style-name="P116"><text:s text:c="4"/>}</text:p>
      <text:p text:style-name="P116">}</text:p>
      <text:p text:style-name="P116"/>
      <text:p text:style-name="P36"><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7"><draw:frame draw:style-name="fr5" draw:name="Image5" text:anchor-type="paragraph" svg:x="0.055cm" svg:y="0.208cm" svg:width="14.063cm" svg:height="5.043cm" draw:z-index="15"><draw:image xlink:href="Pictures/10000000000002BC000000FBDF362CF8.png" xlink:type="simple" xlink:show="embed" xlink:actuate="onLoad"/></draw:frame>Here's the program output:</text:p>
      <text:list xml:id="list11937198260064" text:continue-list="list11935802101669" text:style-name="Numbering_20_3">
        <text:list-item>
          <text:p text:style-name="P197">native jjack library loaded using system library path</text:p>
        </text:list-item>
        <text:list-item>
          <text:p text:style-name="P197">natively registering jack client "JJack"</text:p>
        </text:list-item>
        <text:list-item>
          <text:p text:style-name="P197">jack_client_new: deprecated</text:p>
        </text:list-item>
        <text:list-item>
          <text:p text:style-name="P197">using 2 input ports, 2 output ports</text:p>
        </text:list-item>
        <text:list-item>
          <text:p text:style-name="P197">Frame: 1; Peak value (abs): 0.0. <text:s text:c="122"/></text:p>
        </text:list-item>
        <text:list-item>
          <text:p text:style-name="P197">Frame: 2; Peak value (abs): 0.0. <text:s text:c="122"/></text:p>
        </text:list-item>
        <text:list-item>
          <text:p text:style-name="P197">Frame: 3; Peak value (abs): 0.0. <text:s text:c="122"/></text:p>
        </text:list-item>
        <text:list-item>
          <text:p text:style-name="P197">Frame: 4; Peak value (abs): 0.042320143. <text:s text:c="114"/></text:p>
        </text:list-item>
        <text:list-item>
          <text:p text:style-name="P197">Frame: 5; Peak value (abs): 0.036235876. <text:s text:c="114"/></text:p>
        </text:list-item>
        <text:list-item>
          <text:p text:style-name="P197">Frame: 6; Peak value (abs): 0.038238987. <text:s text:c="114"/></text:p>
        </text:list-item>
        <text:list-item>
          <text:p text:style-name="P197">Frame: 7; Peak value (abs): 0.038017016. <text:s text:c="114"/></text:p>
        </text:list-item>
        <text:list-item>
          <text:p text:style-name="P197">Frame: 8; Peak value (abs): 0.04076365. <text:s text:c="115"/></text:p>
        </text:list-item>
        <text:list-item>
          <text:p text:style-name="P197">Frame: 9; Peak value (abs): 0.022242684. <text:s text:c="114"/></text:p>
        </text:list-item>
        <text:list-item>
          <text:p text:style-name="P197">Frame: 10; Peak value (abs): 0.022647541.</text:p>
        </text:list-item>
      </text:list>
      <text:p text:style-name="P42"><draw:frame draw:style-name="fr5" draw:name="Image7" text:anchor-type="paragraph" svg:x="0.15cm" svg:y="5.30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priority inversion), with unknown side effects for the running </text:span><text:span text:style-name="Source_20_Text"><text:span text:style-name="T25">jackd</text:span></text:span><text:span text:style-name="T25">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7"><text:span text:style-name="T130">This program uses a</text:span> modular machinery. Various <text:span text:style-name="T126">processor </text:span>modules work together, each one performing a <text:span text:style-name="T126">very specific </text:span>sub task. <text:span text:style-name="T127">All together they form a signal processing network. Network topology is set up at the start of the program and persists until it terminates.</text:span></text:p>
      <text:p text:style-name="P50"><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50"><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8"><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4">They extend abstract base classes in the package </text:span><text:span text:style-name="Source_20_Text">ppm-java.typelib</text:span>.</text:p>
      <text:list xml:id="list7616805758872908438" text:style-name="L15">
        <text:list-item>
          <text:p text:style-name="P152">A module class extends the base class <text:span text:style-name="Source_20_Text">VAudioProcessor</text:span>.</text:p>
        </text:list-item>
        <text:list-item>
          <text:p text:style-name="P152">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51"><text:span text:style-name="T144">An input endpoint extends one of the classes </text:span><text:span text:style-name="Source_20_Text"><text:span text:style-name="T144">VAudioPort_Input_Samples</text:span></text:span><text:span text:style-name="T144">, </text:span><text:span text:style-name="Source_20_Text"><text:span text:style-name="T144">VAudioPort_Input_Chunks_Buffered</text:span></text:span><text:span text:style-name="T144"> or </text:span><text:span text:style-name="Source_20_Text"><text:span text:style-name="T144">VAudioPort_Input_Chunks_Unbuffered</text:span></text:span><text:span text:style-name="T144">.</text:span></text:p>
        </text:list-item>
      </text:list>
      <text:p text:style-name="P49">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5">Output endpoint</text:span> type</text:p>
          </table:table-cell>
          <table:table-cell table:style-name="Table5.B1" office:value-type="string">
            <text:p text:style-name="Table_20_Heading">Connects to <text:span text:style-name="T146">input </text:span>point type</text:p>
          </table:table-cell>
        </table:table-row>
        <table:table-row>
          <table:table-cell table:style-name="Table5.A2" office:value-type="string">
            <text:p text:style-name="Table_20_Contents"><text:span text:style-name="Source_20_Text"><text:span text:style-name="T144">VAudioPort_Output_Samples</text:span></text:span></text:p>
          </table:table-cell>
          <table:table-cell table:style-name="Table5.B2" office:value-type="string">
            <text:p text:style-name="Table_20_Contents"><text:span text:style-name="Source_20_Text"><text:span text:style-name="T144">VAudioPort_Input_Samples</text:span></text:span></text:p>
          </table:table-cell>
        </table:table-row>
        <table:table-row>
          <table:table-cell table:style-name="Table5.A3" office:value-type="string">
            <text:p text:style-name="Table_20_Contents"><text:span text:style-name="Source_20_Text"><text:span text:style-name="T144">VAudioPort_Output_Chunks_NeedsBuffer</text:span></text:span></text:p>
          </table:table-cell>
          <table:table-cell table:style-name="Table5.B3" office:value-type="string">
            <text:p text:style-name="Table_20_Contents"><text:span text:style-name="Source_20_Text"><text:span text:style-name="T144">VAudioPort_Input_Chunks_Buffered</text:span></text:span></text:p>
          </table:table-cell>
        </table:table-row>
        <table:table-row>
          <table:table-cell table:style-name="Table5.A4" office:value-type="string">
            <text:p text:style-name="Table_20_Contents"><text:span text:style-name="Source_20_Text"><text:span text:style-name="T144">VAudioPort_Output_Chunks_NoBuffer</text:span></text:span></text:p>
          </table:table-cell>
          <table:table-cell table:style-name="Table5.B4" office:value-type="string">
            <text:p text:style-name="Table_20_Contents"><text:span text:style-name="Source_20_Text"><text:span text:style-name="T144">VAudioPort_Input_Chunks_Unbuffered</text:span></text:span></text:p>
          </table:table-cell>
        </table:table-row>
      </table:table>
      <text:p text:style-name="P51">Modules can be designed in many ways (the framework offers a lot of flexibility). However, to avoid chaos, this project keeps to the following practice:</text:p>
      <text:list xml:id="list6378105367732070384" text:style-name="L16">
        <text:list-item>
          <text:p text:style-name="P154">One package for each module class and supporting classes, <text:span text:style-name="T143">at least the classes for the module and its endpoints. If the module supports the statistics API, then those supporting classes will be in there, too.</text:span></text:p>
        </text:list-item>
        <text:list-item>
          <text:p text:style-name="P155"><text:span text:style-name="T140">The module's package contains o</text:span>ne class for the module, named <text:span text:style-name="Source_20_Text">TNodeXXXX</text:span>. <text:span text:style-name="T138">Module classes derive from class </text:span><text:span text:style-name="Source_20_Text"><text:span text:style-name="T138">ppm_java.typelib.VAudioProcessor</text:span></text:span><text:span text:style-name="T138">.</text:span></text:p>
        </text:list-item>
        <text:list-item>
          <text:p text:style-name="P153"><text:soft-page-break/><text:span text:style-name="T140">The module's package contains one class for the input endpoints, named </text:span><text:span text:style-name="Source_20_Text"><text:span text:style-name="T137">{module_class_name}_Endpoint_In</text:span></text:span><text:span text:style-name="T137">. Data between modules is always sent from output endpoints to input endpoints (rather than directly from module to module).</text:span></text:p>
        </text:list-item>
        <text:list-item>
          <text:p text:style-name="P156"><text:span text:style-name="T140">The module's package contains o</text:span>ne class for the output endpoints, named <text:span text:style-name="Source_20_Text">{module_class_name}_Endpoint_Out</text:span>. <text:span text:style-name="T139">Data between modules is always sent from output endpoints to input endpoints (rather than directly from module to module). An output endpoint class must be derived from one of the classes</text:span></text:p>
        </text:list-item>
        <text:list-item>
          <text:p text:style-name="P157"><text:span text:style-name="T140">The module's package contains one </text:span>class for the statistics retrieval, named <text:span text:style-name="Source_20_Text"><text:span text:style-name="T137">{module_class_name}</text:span></text:span><text:span text:style-name="Source_20_Text">_Stats</text:span><text:span text:style-name="T137">. This class provides runtime statistics of the associated module. The module class must expose the associated statistics object to outside callers.</text:span></text:p>
        </text:list-item>
      </text:list>
      <text:h text:style-name="Heading_20_2" text:outline-level="2"><text:span text:style-name="T136">Module r</text:span>eference</text:h>
      <table:table table:name="Table2" table:style-name="Table2">
        <table:table-column table:style-name="Table2.A"/>
        <table:table-column table:style-name="Table2.B"/>
        <table:table-row>
          <table:table-cell table:style-name="Table2.A1" office:value-type="string">
            <text:p text:style-name="P99"><draw:frame draw:style-name="fr9" draw:name="Image19" text:anchor-type="as-char" svg:width="3.17cm" svg:height="3.004cm" draw:z-index="23"><draw:image xlink:href="Pictures/100000000000016D0000015A706DAF60.png" xlink:type="simple" xlink:show="embed" xlink:actuate="onLoad"/></draw:frame></text:p>
          </table:table-cell>
          <table:table-cell table:style-name="Table2.A1" office:value-type="string">
            <text:p text:style-name="P124"><text:span text:style-name="Definition">Class:</text:span><text:tab/><text:span text:style-name="Source_20_Text">TAudioContext_JackD</text:span></text:p>
            <text:p text:style-name="P124"><text:span text:style-name="Definition"><text:span text:style-name="T133">Package:</text:span></text:span><text:span text:style-name="T133"><text:tab/></text:span><text:span text:style-name="Source_20_Text"><text:span text:style-name="T133">ppm_java.backend.module.jackd</text:span></text:span></text:p>
            <text:p text:style-name="P124"><text:span text:style-name="Definition"><text:span text:style-name="T134">Purpose</text:span></text:span><text:span text:style-name="T134">:<text:tab/>The audio driver (backend). Acts as bridge between </text:span><text:span text:style-name="Source_20_Text"><text:span text:style-name="T118">jackd</text:span></text:span><text:span text:style-name="T118"> and </text:span><text:span text:style-name="Source_20_Text"><text:span text:style-name="T118">ppm-java</text:span></text:span><text:span text:style-name="T118">.</text:span></text:p>
          </table:table-cell>
        </table:table-row>
        <table:table-row>
          <table:table-cell table:style-name="Table2.A1" office:value-type="string">
            <text:p text:style-name="P99"><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24"><text:span text:style-name="Definition">Class:</text:span><text:tab/><text:span text:style-name="Source_20_Text">TNodePump</text:span></text:p>
            <text:p text:style-name="P124"><text:span text:style-name="Definition">Package:</text:span><text:tab/><text:span text:style-name="Source_20_Text">ppm_java.backend.module.pump</text:span></text:p>
            <text:p text:style-name="P124"><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99"><draw:frame draw:style-name="fr11" draw:name="Image21" text:anchor-type="as-char" svg:width="3.907cm" svg:height="3.346cm" draw:z-index="24"><draw:image xlink:href="Pictures/10000000000001940000015A270C53C5.png" xlink:type="simple" xlink:show="embed" xlink:actuate="onLoad"/></draw:frame></text:p>
          </table:table-cell>
          <table:table-cell table:style-name="Table2.A1" office:value-type="string">
            <text:p text:style-name="P124"><text:span text:style-name="Definition">Class:</text:span><text:tab/><text:span text:style-name="Source_20_Text">TNodePeakEstimator</text:span></text:p>
            <text:p text:style-name="P124"><text:span text:style-name="Definition"><text:span text:style-name="T133">Package:</text:span></text:span><text:span text:style-name="T133"><text:tab/></text:span><text:span text:style-name="Source_20_Text"><text:span text:style-name="T133">ppm_java.backend.module.peak_estimator</text:span></text:span></text:p>
            <text:p text:style-name="P124"><text:span text:style-name="Definition"><text:span text:style-name="T134">Purpose</text:span></text:span><text:span text:style-name="T134">:<text:tab/>Calculates the absolute peak value of a sample chunk. Being absolute, the value is always positive.</text:span></text:p>
          </table:table-cell>
        </table:table-row>
        <text:soft-page-break/>
        <table:table-row>
          <table:table-cell table:style-name="Table2.A1" office:value-type="string">
            <text:p text:style-name="P99"><draw:frame draw:style-name="fr9" draw:name="Image22" text:anchor-type="as-char" svg:width="3.907cm" svg:height="3.346cm" draw:z-index="25"><draw:image xlink:href="Pictures/10000000000001940000015A129EA1E3.png" xlink:type="simple" xlink:show="embed" xlink:actuate="onLoad"/></draw:frame></text:p>
          </table:table-cell>
          <table:table-cell table:style-name="Table2.A1" office:value-type="string">
            <text:p text:style-name="P126"><text:span text:style-name="Definition">Class:</text:span><text:span text:style-name="T133"><text:tab/></text:span><text:span text:style-name="Source_20_Text">TNodeConverterDb</text:span></text:p>
            <text:p text:style-name="P124"><text:span text:style-name="Definition"><text:span text:style-name="T133">Package:</text:span></text:span><text:span text:style-name="T133"><text:tab/></text:span><text:span text:style-name="Source_20_Text"><text:span text:style-name="T133">ppm_java.backend.module.converter_db</text:span></text:span></text:p>
            <text:p text:style-name="P125"><text:span text:style-name="Definition"><text:span text:style-name="T134">Purpose</text:span></text:span><text:span text:style-name="T134">:<text:tab/>Converts a sample (peak) value from raw level to dB.</text:span></text:p>
            <text:p text:style-name="P127"><text:tab/>Conversion according to<text:tab/><text:tab/><text:tab/><text:tab/><text:tab/>y = 20 log10 (x)</text:p>
            <text:p text:style-name="P125"><text:span text:style-name="T134"><text:tab/>where x: normalized absolute sample value [Vnorm],</text:span><text:span text:style-name="Source_20_Text"><text:span text:style-name="T134"><text:tab/><text:tab/>0 &lt;= x &lt;= 1</text:span></text:span></text:p>
            <text:p text:style-name="P127"><text:tab/>y: sample value [dB]</text:p>
          </table:table-cell>
        </table:table-row>
        <table:table-row>
          <table:table-cell table:style-name="Table2.A1" office:value-type="string">
            <text:p text:style-name="P99"><draw:frame draw:style-name="fr9" draw:name="Image23" text:anchor-type="as-char" svg:width="3.907cm" svg:height="3.346cm" draw:z-index="26"><draw:image xlink:href="Pictures/10000000000001940000015AF8A2B938.png" xlink:type="simple" xlink:show="embed" xlink:actuate="onLoad"/></draw:frame></text:p>
          </table:table-cell>
          <table:table-cell table:style-name="Table2.A1" office:value-type="string">
            <text:p text:style-name="P124"><text:span text:style-name="Definition">Class:</text:span><text:tab/><text:span text:style-name="Source_20_Text">TNodeIntegrator_PPMBallistics</text:span></text:p>
            <text:p text:style-name="P124"><text:span text:style-name="Definition"><text:span text:style-name="T133">Package:</text:span></text:span><text:span text:style-name="T133"><text:tab/></text:span><text:span text:style-name="Source_20_Text"><text:span text:style-name="T133">ppm_java.front.module.integrator</text:span></text:span></text:p>
            <text:p text:style-name="P124"><text:span text:style-name="Definition"><text:span text:style-name="T134">Purpose</text:span></text:span><text:span text:style-name="T134">:<text:tab/>A stepping approximator to emulate PPM ballistics.</text:span></text:p>
          </table:table-cell>
        </table:table-row>
        <table:table-row>
          <table:table-cell table:style-name="Table2.A6" office:value-type="string">
            <text:p text:style-name="P99"><draw:frame draw:style-name="fr9" draw:name="Image24" text:anchor-type="as-char" svg:width="3.593cm" svg:height="3.392cm" draw:z-index="27"><draw:image xlink:href="Pictures/100000000000016E0000015A1DFDC358.png" xlink:type="simple" xlink:show="embed" xlink:actuate="onLoad"/></draw:frame></text:p>
          </table:table-cell>
          <table:table-cell table:style-name="Table2.A6" office:value-type="string">
            <text:p text:style-name="P124"><text:span text:style-name="Definition">Class:</text:span><text:tab/><text:span text:style-name="Source_20_Text"><text:span text:style-name="T131">VFrontEnd</text:span></text:span><text:span text:style-name="T131"> derivatives</text:span></text:p>
            <text:p text:style-name="P124"><text:span text:style-name="Definition"><text:span text:style-name="T133">Package:</text:span></text:span><text:span text:style-name="T133"><text:tab/></text:span><text:span text:style-name="Source_20_Text"><text:span text:style-name="T133">ppm_java.frontend.*.*</text:span></text:span></text:p>
            <text:p text:style-name="P124"><text:span text:style-name="Definition"><text:span text:style-name="T134">Purpose</text:span></text:span><text:span text:style-name="T134">:<text:tab/>The frontend used for the current session.</text:span></text:p>
          </table:table-cell>
        </table:table-row>
      </table:table>
      <text:h text:style-name="Heading_20_1" text:outline-level="1"><text:bookmark-start text:name="__RefHeading__7329_82437932"/><text:span text:style-name="T135">D</text:span>isplay engine<text:bookmark-end text:name="__RefHeading__7329_82437932"/></text:h>
      <text:p text:style-name="P45"><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5">D</text:span>isplay engine. <text:span text:style-name="T34">T</text:span>his <text:span text:style-name="T35">device</text:span> takes the raw audio data and converts it to a stream of decibel <text:span text:style-name="T41">values</text:span> <text:span text:style-name="T35">to be </text:span>display<text:span text:style-name="T141">ed</text:span> <text:span text:style-name="T141">on </text:span>a front end <text:span text:style-name="T141">or streamed via stdout to another application. With most frontends we include the PPM ballistics, streaming frontends omit PPM ballistics</text:span>. <text:span text:style-name="T141">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5"><text:span text:style-name="T141">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1">gkTimerAdjustInterval</text:span></text:span><text:span text:style-name="T141"> events to the timer module during each display engine cycle. This increases or decreases the engine update frequency until the number of buffer underruns / overruns is minimized. In detail,</text:span></text:p>
      <text:list xml:id="list208194437034405411" text:style-name="L17">
        <text:list-item>
          <text:p text:style-name="P158"><text:span text:style-name="T142">if we detect </text:span><text:span text:style-name="Emphasis"><text:span text:style-name="T142">underruns</text:span></text:span><text:span text:style-name="T142"> then there's </text:span><text:span text:style-name="Emphasis"><text:span text:style-name="T142">too little</text:span></text:span><text:span text:style-name="T142"> data coming in from the audio driver. We need less display updates so we don't starve the display engine. Therefore we will instruct the timer to increase the update interval.</text:span></text:p>
        </text:list-item>
        <text:list-item>
          <text:p text:style-name="P158"><text:span text:style-name="T142">if we detect </text:span><text:span text:style-name="Emphasis"><text:span text:style-name="T142">overruns</text:span></text:span><text:span text:style-name="T142"> then there's </text:span><text:span text:style-name="Emphasis"><text:span text:style-name="T142">too much</text:span></text:span><text:span text:style-name="T142"> data coming in from the audio driver. We need more updates to use all the data. Therefore we will instruct the timer to decrease the update interval.</text:span></text:p>
        </text:list-item>
      </text:list>
      <text:p text:style-name="P46">Tests show that this scheme does resolve data loss very quickly. It's a bit unfortunate that this makes the data pump module more complex, but overall it was simpler than using a separate module.</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6"><text:span text:style-name="Source_20_Text">guiRadial</text:span></text:p>
          </table:table-cell>
          <table:table-cell table:style-name="Table1.A1" office:value-type="string">
            <text:p text:style-name="P96">A PPM lookalike.</text:p>
          </table:table-cell>
          <table:table-cell table:style-name="Table1.A1" office:value-type="string">
            <text:p text:style-name="P96"><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95"><text:span text:style-name="Source_20_Text">guiLinear</text:span></text:p>
          </table:table-cell>
          <table:table-cell table:style-name="Table1.A1" office:value-type="string">
            <text:p text:style-name="P95">Horizontal linear bargraph.</text:p>
          </table:table-cell>
          <table:table-cell table:style-name="Table1.A1" office:value-type="string">
            <text:p text:style-name="P96"><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95"><text:span text:style-name="Source_20_Text">consoleLinear</text:span></text:p>
          </table:table-cell>
          <table:table-cell table:style-name="Table1.A1" office:value-type="string">
            <text:p text:style-name="P95">Horizontal linear bargraph on the console (text mode).</text:p>
          </table:table-cell>
          <table:table-cell table:style-name="Table1.A1" office:value-type="string">
            <text:p text:style-name="P96"><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95"><text:span text:style-name="Source_20_Text">consoleText</text:span></text:p>
          </table:table-cell>
          <table:table-cell table:style-name="Table1.A1" office:value-type="string">
            <text:p text:style-name="P95">Text stream to stdout. Data is presented in JSON format. <text:span text:style-name="T46">This frontend is designed to stream audio level data to another application - e.g. via a pipe.</text:span></text:p>
            <text:p text:style-name="P95"><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96"><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167"><text:span text:style-name="Source_20_Text">ppm-java</text:span> <text:span text:style-name="T147">sets up the complete modular network right at the start of the program run. Network setup is done by the class </text:span><text:span text:style-name="Source_20_Text"><text:span text:style-name="T147">ppm_java.backend.boot.TSetup</text:span></text:span><text:span text:style-name="T147">. </text:span><text:span text:style-name="Source_20_Text"><text:span text:style-name="T147">TSetup</text:span></text:span><text:span text:style-name="T147"> in turn uses the services of the class </text:span><text:span text:style-name="Source_20_Text"><text:span text:style-name="T147">ppm_java.backend.TController</text:span></text:span><text:span text:style-name="T147"> which centralizes session setup and event routing. Everything pertaining to module creation and connection is done in the </text:span><text:span text:style-name="Source_20_Text"><text:span text:style-name="T147">TController</text:span></text:span><text:span text:style-name="T147"> class, via a number of static methods. During the session each module can be addressed by a unique ID which we set during the setup phase. Modules, ports and frontends all inherit from the class </text:span><text:span text:style-name="Source_20_Text"><text:span text:style-name="T147">ppm_java.typelib.VAudioProcessor</text:span></text:span><text:span text:style-name="T147"> and can hence be accessed by calling the method </text:span><text:span text:style-name="Source_20_Text"><text:span text:style-name="T147">TController.GetObject (String id)</text:span></text:span><text:span text:style-name="T147"> with the unique ID of the object as parameter. </text:span></text:p>
      <text:p text:style-name="P52">A network is built by</text:p>
      <text:list xml:id="list9014523797559856440" text:style-name="L18">
        <text:list-item>
          <text:p text:style-name="P159">Creating modules,</text:p>
        </text:list-item>
        <text:list-item>
          <text:p text:style-name="P159">Adding ports <text:span text:style-name="T149">to each module,</text:span></text:p>
        </text:list-item>
        <text:list-item>
          <text:p text:style-name="P159">Connecting ports for sample data,</text:p>
        </text:list-item>
        <text:list-item>
          <text:p text:style-name="P159">Connecting modules to <text:span text:style-name="T148">convey events.</text:span></text:p>
        </text:list-item>
      </text:list>
      <text:h text:style-name="Heading_20_2" text:outline-level="2">Creating modules</text:h>
      <text:p text:style-name="P53">Before we can do anything with modules we need to create them. <text:span text:style-name="Source_20_Text">TController</text:span> offers the methods</text:p>
      <text:list xml:id="list6642700031133421410" text:style-name="L19">
        <text:list-item>
          <text:p text:style-name="P160"><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60"><text:span text:style-name="Source_20_Text">Create_AudioContext</text:span> for the audio driver, <text:span text:style-name="Source_20_Text">TAudioContext_JackD</text:span>.</text:p>
        </text:list-item>
      </text:list>
      <text:p text:style-name="P53">Each method takes one parameter, the unique ID under which the module can be accessed during the session.</text:p>
      <text:h text:style-name="Heading_20_2" text:outline-level="2">Adding ports</text:h>
      <text:p text:style-name="P164">Once modules are created we can add ports to them. <text:span text:style-name="Source_20_Text">TController</text:span> offers the methods</text:p>
      <text:list xml:id="list8188656490337281010" text:style-name="L21">
        <text:list-item>
          <text:p text:style-name="P165"><text:span text:style-name="Source_20_Text"><text:span text:style-name="T152">Create_Port_In (String idModule, String idPort)</text:span></text:span><text:span text:style-name="T152">. Creates an </text:span><text:span text:style-name="Emphasis"><text:span text:style-name="T152">input</text:span></text:span><text:span text:style-name="T152"> port on the module </text:span><text:span text:style-name="Source_20_Text"><text:span text:style-name="T152">idModule</text:span></text:span><text:span text:style-name="T152">. The port is named </text:span><text:span text:style-name="Source_20_Text"><text:span text:style-name="T152">idPort</text:span></text:span><text:span text:style-name="T152">.</text:span></text:p>
        </text:list-item>
        <text:list-item>
          <text:p text:style-name="P166"><text:span text:style-name="Source_20_Text"><text:span text:style-name="T152">Create_Port_Out (String idModule, String idPort)</text:span></text:span><text:span text:style-name="T152">. Creates an </text:span><text:span text:style-name="Emphasis"><text:span text:style-name="T153">output</text:span></text:span><text:span text:style-name="T152"> port on the module </text:span><text:span text:style-name="Source_20_Text"><text:span text:style-name="T152">idModule</text:span></text:span><text:span text:style-name="T152">. The port is named </text:span><text:span text:style-name="Source_20_Text"><text:span text:style-name="T152">idPort</text:span></text:span><text:span text:style-name="T152">.</text:span></text:p>
        </text:list-item>
      </text:list>
      <text:h text:style-name="Heading_20_2" text:outline-level="2">Data connections</text:h>
      <text:p text:style-name="P168">With all modules and ports created we can connect ports together, so that samples can flow (that is, sample chunks and single samples). <text:span text:style-name="Source_20_Text"><text:span text:style-name="T151">TController</text:span></text:span><text:span text:style-name="T151"> offers the method</text:span></text:p>
      <text:p text:style-name="P169"><text:span text:style-name="Source_20_Text"><text:tab/>Create_Connection_Data (String idFromPort, String idToPort)</text:span></text:p>
      <text:p text:style-name="P169">This <text:span text:style-name="T155">method </text:span>creates a unidirectional audio data connection with port <text:span text:style-name="Source_20_Text">idFromPort</text:span> as source and port <text:span text:style-name="Source_20_Text">idToPort</text:span> as sink.</text:p>
      <text:p text:style-name="P168">Note that ports must pair up correctly. You cannot connect a port which sends sample chunks to a port <text:soft-page-break/>that receives single samples<text:note text:id="ftn0" text:note-class="footnote"><text:note-citation>26</text:note-citation><text:note-body><text:p text:style-name="P176">This wouldn't make sense anyway</text:p></text:note-body></text:note>. <text:span text:style-name="T154">Such aberrations would throw an exception.</text:span></text:p>
      <text:h text:style-name="Heading_20_2" text:outline-level="2">Event connections</text:h>
      <text:p text:style-name="P170">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171"><text:span text:style-name="Source_20_Text"><text:span text:style-name="T155"><text:tab/>Create_Connection_Events (String idSource, String idRecipient)</text:span></text:span></text:p>
      <text:p text:style-name="P170">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4">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4">When the application is finished we need to shut down the network by stopping the modules. As with the starting we need to stop modules in a predefined order, which we establish by setting entries in a stop list. A stop list entries is set by calling the method <text:span text:style-name="Source_20_Text">TController.Create_StopListEntry (String id)</text:span> where <text:span text:style-name="Source_20_Text">id</text:span> is the unique ID of the module to be stopped. <text:s/>Stopping happens <text:span text:style-name="T150">automatically </text:span>when the user presses CTRL-C or closes the GUI frontend.</text:p>
      <text:p text:style-name="P53"/>
      <text:h text:style-name="Heading_20_1" text:outline-level="1"><text:bookmark-start text:name="__RefHeading__7335_82437932"/>Events<text:bookmark-end text:name="__RefHeading__7335_82437932"/></text:h>
      <text:h text:style-name="P181"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5527475277492551957" text:style-name="L20">
        <text:list-item>
          <text:p text:style-name="P161">Finish documentation (est. one week).</text:p>
        </text:list-item>
        <text:list-item>
          <text:p text:style-name="P162"><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6" text:note-class="footnote"><text:note-citation>27</text:note-citation><text:note-body><text:p text:style-name="P63">BS.1770-4, Annex 2. <text:span text:style-name="Internet_20_link">https://www.itu.int/dms_pubrec/itu-r/rec/bs/R-REC-BS.1770-4-201510-I!!PDF-E.pdf</text:span></text:p></text:note-body></text:note></text:span><text:span text:style-name="T24"> (est one week).</text:span></text:p>
        </text:list-item>
        <text:list-item>
          <text:p text:style-name="P163">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182" text:outline-level="1">Appendi<text:span text:style-name="T17">ces</text:span></text:h>
      <text:h text:style-name="P186" text:outline-level="2"><text:span text:style-name="T17">App. 1: </text:span>Example listings</text:h>
      <text:p text:style-name="P121"/>
      <text:h text:style-name="P189" text:outline-level="3"><text:soft-page-break/>Listing 1:</text:h>
      <text:p text:style-name="P119"/>
      <text:p text:style-name="P119">package ppm_java._dev.concept.trial.JJack;</text:p>
      <text:p text:style-name="P119"/>
      <text:p text:style-name="P119">import java.nio.FloatBuffer;</text:p>
      <text:p text:style-name="P119">import de.gulden.framework.jjack.JJackAudioEvent;</text:p>
      <text:p text:style-name="P119">import de.gulden.framework.jjack.JJackAudioProcessor;</text:p>
      <text:p text:style-name="P119">import de.gulden.framework.jjack.JJackException;</text:p>
      <text:p text:style-name="P119">import de.gulden.framework.jjack.JJackSystem;</text:p>
      <text:p text:style-name="P119">import ppm_java.util.logging.TLogger;</text:p>
      <text:p text:style-name="P119"/>
      <text:p text:style-name="P119">/**</text:p>
      <text:p text:style-name="P119"><text:s/>* Loads the JJack driver, connects to a running instance of JackD and prints</text:p>
      <text:p text:style-name="P119"><text:s/>* the peak of every incoming frame to stdout.</text:p>
      <text:p text:style-name="P119"><text:s/>* </text:p>
      <text:p text:style-name="P119"><text:s/>* @author peter</text:p>
      <text:p text:style-name="P119"><text:s/>*/</text:p>
      <text:p text:style-name="P119">public class TDev_Trial_JJack_process_01 implements JJackAudioProcessor</text:p>
      <text:p text:style-name="P119">{</text:p>
      <text:p text:style-name="P119"><text:s text:c="4"/>public static void main (String[] args)</text:p>
      <text:p text:style-name="P119"><text:s text:c="4"/>{</text:p>
      <text:p text:style-name="P119"><text:s text:c="8"/>TDev_Trial_JJack_process_01 processor;</text:p>
      <text:p text:style-name="P119"><text:s text:c="8"/></text:p>
      <text:p text:style-name="P119"><text:s text:c="8"/>/* Setting up Jack client and terminator thread. <text:s/>*/</text:p>
      <text:p text:style-name="P119"><text:s text:c="8"/>processor <text:s/>= new TDev_Trial_JJack_process_01 ();</text:p>
      <text:p text:style-name="P119"><text:s text:c="8"/></text:p>
      <text:p text:style-name="P119"><text:s text:c="8"/>/* Connecting with the running instance of Jack */</text:p>
      <text:p text:style-name="P119"><text:s text:c="8"/>JJackSystem.setProcessor (processor);</text:p>
      <text:p text:style-name="P119"><text:s text:c="8"/></text:p>
      <text:p text:style-name="P119"><text:s text:c="8"/>/* Terminator timer - must run in separate thread */</text:p>
      <text:p text:style-name="P119"><text:s text:c="8"/>new Thread ()</text:p>
      <text:p text:style-name="P119"><text:s text:c="8"/>{</text:p>
      <text:p text:style-name="P119"><text:s text:c="12"/>public void run ()</text:p>
      <text:p text:style-name="P119"><text:s text:c="12"/>{</text:p>
      <text:p text:style-name="P119"><text:s text:c="16"/>try </text:p>
      <text:p text:style-name="P119"><text:s text:c="16"/>{</text:p>
      <text:p text:style-name="P119"><text:s text:c="20"/>Thread.sleep (500);</text:p>
      <text:p text:style-name="P119"><text:s text:c="20"/>JJackSystem.shutdown ();</text:p>
      <text:p text:style-name="P119"><text:s text:c="16"/>}</text:p>
      <text:p text:style-name="P119"><text:s text:c="16"/>catch (JJackException | InterruptedException e)</text:p>
      <text:p text:style-name="P119"><text:s text:c="16"/>{</text:p>
      <text:p text:style-name="P119"><text:s text:c="20"/>e.printStackTrace();</text:p>
      <text:p text:style-name="P119"><text:s text:c="16"/>}</text:p>
      <text:p text:style-name="P119"><text:s text:c="16"/>System.exit (1);</text:p>
      <text:p text:style-name="P119"><text:s text:c="12"/>}</text:p>
      <text:p text:style-name="P119"><text:s text:c="8"/>}.start ();</text:p>
      <text:p text:style-name="P119"><text:s text:c="4"/>}</text:p>
      <text:p text:style-name="P119"/>
      <text:p text:style-name="P119"><text:s text:c="4"/>private int fIFrame;</text:p>
      <text:p text:style-name="P119"><text:s text:c="4"/></text:p>
      <text:p text:style-name="P119"><text:s text:c="4"/>public TDev_Trial_JJack_process_01 ()</text:p>
      <text:p text:style-name="P119"><text:s text:c="4"/>{</text:p>
      <text:p text:style-name="P119"><text:s text:c="8"/>fIFrame = 0;</text:p>
      <text:p text:style-name="P119"><text:s text:c="4"/>}</text:p>
      <text:p text:style-name="P119"><text:s text:c="4"/></text:p>
      <text:p text:style-name="P119"><text:s text:c="4"/>/**</text:p>
      <text:p text:style-name="P119"><text:s text:c="5"/>* The process callback. Called by the Jack server via the JJack bridge. Time critical!</text:p>
      <text:p text:style-name="P119"><text:s text:c="5"/>*/</text:p>
      <text:p text:style-name="P119"><text:s text:c="4"/>@Override</text:p>
      <text:p text:style-name="P119"><text:s text:c="4"/>public void process (JJackAudioEvent e)</text:p>
      <text:p text:style-name="P119"><text:s text:c="4"/>{</text:p>
      <text:p text:style-name="P119"><text:s text:c="8"/>FloatBuffer <text:s text:c="8"/>inBuf;</text:p>
      <text:p text:style-name="P119"><text:s text:c="8"/>int <text:s text:c="16"/>nSamples;</text:p>
      <text:p text:style-name="P119"><text:s text:c="8"/>int <text:s text:c="16"/>i;</text:p>
      <text:p text:style-name="P119"><text:s text:c="8"/>float <text:s text:c="14"/>s;</text:p>
      <text:p text:style-name="P119"><text:s text:c="8"/>float <text:s text:c="14"/>sRect;</text:p>
      <text:p text:style-name="P119"><text:s text:c="8"/>float <text:s text:c="14"/>peak;</text:p>
      <text:p text:style-name="P119"><text:s text:c="8"/></text:p>
      <text:p text:style-name="P119"><text:s text:c="8"/>fIFrame++;</text:p>
      <text:p text:style-name="P119"><text:s text:c="8"/>inBuf <text:s text:c="6"/>= e.getInput (0);</text:p>
      <text:p text:style-name="P119"><text:s text:c="8"/>nSamples <text:s text:c="3"/>= inBuf.limit ();</text:p>
      <text:p text:style-name="P119"><text:s text:c="8"/>peak <text:s text:c="7"/>= 0;</text:p>
      <text:p text:style-name="P119"><text:s text:c="8"/>for (i = 0; i &lt; nSamples; i++)</text:p>
      <text:p text:style-name="P119"><text:s text:c="8"/>{</text:p>
      <text:p text:style-name="P119"><text:s text:c="12"/>/* Get next sample. */</text:p>
      <text:p text:style-name="P119"><text:s text:c="12"/>s = inBuf.get (i);</text:p>
      <text:p text:style-name="P119"><text:s text:c="12"/></text:p>
      <text:p text:style-name="P119"><text:s text:c="12"/>/* Rectify (i.e. mirror a negative sample to it's positive opposite). */</text:p>
      <text:p text:style-name="P119"><text:s text:c="12"/>sRect = (s &lt; 0) <text:s/>? <text:s/>-s : s;</text:p>
      <text:p text:style-name="P119"><text:s text:c="12"/></text:p>
      <text:p text:style-name="P119"><text:s text:c="12"/>/* Determine peak value. */</text:p>
      <text:p text:style-name="P119"><text:s text:c="12"/>peak = (sRect &gt; peak) <text:s/>? <text:s/>sRect : peak;</text:p>
      <text:p text:style-name="P119"><text:s text:c="8"/>}</text:p>
      <text:p text:style-name="P119"><text:s text:c="8"/>System.out.println ("Frame: " + fIFrame + "; Peak value (abs): " + peak + ".");</text:p>
      <text:p text:style-name="P119"><text:s text:c="4"/>}</text:p>
      <text:p text:style-name="P119"><text:soft-page-break/>}</text:p>
      <text:p text:style-name="P119"/>
      <text:h text:style-name="P187" text:outline-level="2">Glossary</text:h>
      <text:p text:style-name="dt">Priority inversion</text:p>
      <text:p text:style-name="P94">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93">https://en.wikipedia.org/wiki/Priority_inversion</text:p>
      <text:h text:style-name="Heading_20_1" text:outline-level="1"><text:bookmark-start text:name="__RefHeading__7349_82437932"/>License<text:bookmark-end text:name="__RefHeading__7349_82437932"/></text:h>
      <text:p text:style-name="P90">A program to display audio levels using PPM ballistics.</text:p>
      <text:p text:style-name="P92"><text:span text:style-name="T27">Copyright (C) </text:span><text:span text:style-name="T28">2017</text:span><text:span text:style-name="T27"> </text:span><text:span text:style-name="T28">Peter Hoppe</text:span></text:p>
      <text:p text:style-name="P91">This program is free software: you can redistribute it and/or modify it under the terms of the GNU General Public License as published by the Free Software Foundation, either version 3 of the License, or (at your option) any later version.</text:p>
      <text:p text:style-name="P91">This program is distributed in the hope that it will be useful, but WITHOUT ANY WARRANTY; without even the implied warranty of MERCHANTABILITY or FITNESS FOR A PARTICULAR PURPOSE. See the GNU General Public License for more details.</text:p>
      <text:p text:style-name="P91">You should have received a copy of the GNU General Public License along with this program. <text:s/>If not, see &lt;http://www.gnu.org/licenses/&gt;.</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module-listing" style:family="paragraph" style:parent-style-name="Text_20_body">
      <style:paragraph-properties fo:margin-left="2.6cm" fo:margin-right="0cm" fo:margin-top="0.3cm" fo:margin-bottom="0cm" style:contextual-spacing="false" fo:line-height="120%" fo:text-align="justify" style:justify-single-word="false" fo:keep-together="auto" fo:text-indent="-2.6cm" style:auto-text-indent="false" style:shadow="none" fo:keep-with-next="auto"/>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41</text:page-number> <text:span text:style-name="MT1">(</text:span><text:page-count>41</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2-28T01:19:34.612790676</dc:date>
    <meta:editing-duration>P7DT21H35M21S</meta:editing-duration>
    <meta:editing-cycles>581</meta:editing-cycles>
    <meta:document-statistic meta:table-count="5" meta:image-count="26" meta:object-count="0" meta:page-count="41" meta:paragraph-count="1023" meta:word-count="8002" meta:character-count="56448" meta:non-whitespace-character-count="43050"/>
  </office:meta>
</office:document-meta>
</file>